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7" style:parent-style-name="Absatz-Standardschriftart" style:family="text">
      <style:text-properties fo:font-weight="bold" style:font-weight-asian="bold" style:font-weight-complex="bold" fo:font-size="20pt" style:font-size-asian="20pt" style:font-size-complex="20pt"/>
    </style:style>
    <style:style style:name="T8" style:parent-style-name="Absatz-Standardschriftart" style:family="text">
      <style:text-properties fo:font-weight="bold" style:font-weight-asian="bold" style:font-weight-complex="bold" fo:font-size="21pt" style:font-size-asian="21pt" style:font-size-complex="21pt"/>
    </style:style>
    <style:style style:name="T9" style:parent-style-name="Absatz-Standardschriftart" style:family="text">
      <style:text-properties fo:font-weight="bold" style:font-weight-asian="bold" style:font-weight-complex="bold" fo:font-size="18pt" style:font-size-asian="18pt" style:font-size-complex="18pt"/>
    </style:style>
    <style:style style:name="T10" style:parent-style-name="Absatz-Standardschriftart" style:family="text">
      <style:text-properties fo:font-weight="bold" style:font-weight-asian="bold" style:font-weight-complex="bold" fo:font-size="19pt" style:font-size-asian="19pt" style:font-size-complex="19pt"/>
    </style:style>
    <style:style style:name="P11"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 style:parent-style-name="Standard" style:family="paragraph">
      <style:text-properties fo:font-size="8pt" style:font-size-asian="8pt" style:font-size-complex="8pt"/>
    </style:style>
    <style:style style:name="P1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15" style:family="table-column">
      <style:table-column-properties style:column-width="1.1215in"/>
    </style:style>
    <style:style style:name="TableColumn16" style:family="table-column">
      <style:table-column-properties style:column-width="1.0409in"/>
    </style:style>
    <style:style style:name="TableColumn17" style:family="table-column">
      <style:table-column-properties style:column-width="3.3548in"/>
    </style:style>
    <style:style style:name="TableColumn18" style:family="table-column">
      <style:table-column-properties style:column-width="1.018in"/>
    </style:style>
    <style:style style:name="Table14" style:family="table">
      <style:table-properties style:width="6.5354in" fo:margin-left="0in" table:align="left"/>
    </style:style>
    <style:style style:name="TableRow19" style:family="table-row">
      <style:table-row-properties style:min-row-height="0.1736in"/>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style:style>
    <style:style style:name="TableRow28" style:family="table-row">
      <style:table-row-properties style:min-row-height="0.1736in"/>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margin-bottom="0in"/>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margin-bottom="0in"/>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style:style>
    <style:style style:name="TableRow37" style:family="table-row">
      <style:table-row-properties style:min-row-height="0.1798in"/>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style:style>
    <style:style style:name="TableRow46" style:family="table-row">
      <style:table-row-properties style:min-row-height="0.1736in"/>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margin-bottom="0in"/>
    </style:style>
    <style:style style:name="TableRow55" style:family="table-row">
      <style:table-row-properties style:min-row-height="0.1736in"/>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style:style>
    <style:style style:name="TableRow64" style:family="table-row">
      <style:table-row-properties style:min-row-height="0.1736in"/>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in"/>
    </style:style>
    <style:style style:name="TableRow73" style:family="table-row">
      <style:table-row-properties style:min-row-height="0.1736in"/>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style:style>
    <style:style style:name="TableRow82" style:family="table-row">
      <style:table-row-properties style:min-row-height="0.1736in"/>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style:style>
    <style:style style:name="T91"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92" style:parent-style-name="Standard" style:family="paragraph">
      <style:text-properties style:language-asian="de" style:country-asian="DE"/>
    </style:style>
    <style:style style:name="P93" style:parent-style-name="Verzeichnis1" style:family="paragraph">
      <style:paragraph-properties>
        <style:tab-stops>
          <style:tab-stop style:type="right" style:leader-style="dotted" style:leader-text="." style:position="6.3in"/>
        </style:tab-stops>
      </style:paragraph-properties>
    </style:style>
    <style:style style:name="T94" style:parent-style-name="Absatz-Standardschriftart" style:family="text">
      <style:text-properties fo:font-weight="bold" style:font-weight-asian="bold" style:font-weight-complex="bold"/>
    </style:style>
    <style:style style:name="T95" style:parent-style-name="Absatz-Standardschriftart" style:family="text">
      <style:text-properties fo:font-weight="bold" style:font-weight-asian="bold" style:font-weight-complex="bold"/>
    </style:style>
    <style:style style:name="P96" style:parent-style-name="Verzeichnis2" style:family="paragraph">
      <style:paragraph-properties fo:margin-left="0.15in">
        <style:tab-stops>
          <style:tab-stop style:type="right" style:leader-style="dotted" style:leader-text="." style:position="6.15in"/>
        </style:tab-stops>
      </style:paragraph-properties>
    </style:style>
    <style:style style:name="P97" style:parent-style-name="Verzeichnis2" style:family="paragraph">
      <style:paragraph-properties fo:margin-left="0.15in">
        <style:tab-stops>
          <style:tab-stop style:type="right" style:leader-style="dotted" style:leader-text="." style:position="6.15in"/>
        </style:tab-stops>
      </style:paragraph-properties>
    </style:style>
    <style:style style:name="P98" style:parent-style-name="Verzeichnis1" style:family="paragraph">
      <style:paragraph-properties>
        <style:tab-stops>
          <style:tab-stop style:type="right" style:leader-style="dotted" style:leader-text="." style:position="6.3in"/>
        </style:tab-stops>
      </style:paragraph-properties>
    </style:style>
    <style:style style:name="T99" style:parent-style-name="Absatz-Standardschriftart" style:family="text">
      <style:text-properties fo:font-weight="bold" style:font-weight-asian="bold" style:font-weight-complex="bold"/>
    </style:style>
    <style:style style:name="T100" style:parent-style-name="Absatz-Standardschriftart" style:family="text">
      <style:text-properties fo:font-weight="bold" style:font-weight-asian="bold" style:font-weight-complex="bold"/>
    </style:style>
    <style:style style:name="P101" style:parent-style-name="Standard" style:family="paragraph">
      <style:paragraph-properties>
        <style:tab-stops>
          <style:tab-stop style:type="right" style:leader-style="dotted" style:leader-text="." style:position="6.3in"/>
        </style:tab-stops>
      </style:paragraph-properties>
    </style:style>
    <style:style style:name="P102" style:parent-style-name="Standard" style:family="paragraph">
      <style:paragraph-properties>
        <style:tab-stops>
          <style:tab-stop style:type="right" style:leader-style="dotted" style:leader-text="." style:position="6.3in"/>
        </style:tab-stops>
      </style:paragraph-properties>
    </style:style>
    <style:style style:name="P103" style:parent-style-name="Verzeichnis1" style:family="paragraph">
      <style:paragraph-properties>
        <style:tab-stops>
          <style:tab-stop style:type="right" style:leader-style="dotted" style:leader-text="." style:position="6.3in"/>
        </style:tab-stops>
      </style:paragraph-properties>
    </style:style>
    <style:style style:name="T104" style:parent-style-name="Absatz-Standardschriftart" style:family="text">
      <style:text-properties fo:font-weight="bold" style:font-weight-asian="bold" style:font-weight-complex="bold"/>
    </style:style>
    <style:style style:name="T105" style:parent-style-name="Absatz-Standardschriftart" style:family="text">
      <style:text-properties fo:font-weight="bold" style:font-weight-asian="bold" style:font-weight-complex="bold"/>
    </style:style>
    <style:style style:name="P106" style:parent-style-name="Verzeichnis2" style:family="paragraph">
      <style:paragraph-properties fo:margin-left="0.15in">
        <style:tab-stops>
          <style:tab-stop style:type="right" style:leader-style="dotted" style:leader-text="." style:position="6.15in"/>
        </style:tab-stops>
      </style:paragraph-properties>
    </style:style>
    <style:style style:name="P107" style:parent-style-name="Verzeichnis2" style:family="paragraph">
      <style:paragraph-properties fo:margin-left="0.15in">
        <style:tab-stops>
          <style:tab-stop style:type="right" style:leader-style="dotted" style:leader-text="." style:position="6.15in"/>
        </style:tab-stops>
      </style:paragraph-properties>
    </style:style>
    <style:style style:name="P108" style:parent-style-name="Verzeichnis2" style:family="paragraph">
      <style:paragraph-properties fo:margin-left="0.15in">
        <style:tab-stops>
          <style:tab-stop style:type="right" style:leader-style="dotted" style:leader-text="." style:position="6.15in"/>
        </style:tab-stops>
      </style:paragraph-properties>
    </style:style>
    <style:style style:name="P109" style:parent-style-name="Standard" style:family="paragraph">
      <style:paragraph-properties>
        <style:tab-stops>
          <style:tab-stop style:type="right" style:leader-style="dotted" style:leader-text="." style:position="6.3in"/>
        </style:tab-stops>
      </style:paragraph-properties>
    </style:style>
    <style:style style:name="T110" style:parent-style-name="Absatz-Standardschriftart" style:family="text">
      <style:text-properties fo:font-weight="bold" style:font-weight-asian="bold" style:font-weight-complex="bold"/>
    </style:style>
    <style:style style:name="T111" style:parent-style-name="Absatz-Standardschriftart" style:family="text">
      <style:text-properties fo:font-weight="bold" style:font-weight-asian="bold" style:font-weight-complex="bold"/>
    </style:style>
    <style:style style:name="T112" style:parent-style-name="Absatz-Standardschriftart" style:family="text">
      <style:text-properties fo:font-weight="bold" style:font-weight-asian="bold" style:font-weight-complex="bold"/>
    </style:style>
    <style:style style:name="P113" style:parent-style-name="Verzeichnis2" style:family="paragraph">
      <style:paragraph-properties fo:margin-left="0.15in">
        <style:tab-stops>
          <style:tab-stop style:type="right" style:leader-style="dotted" style:leader-text="." style:position="6.15in"/>
        </style:tab-stops>
      </style:paragraph-properties>
    </style:style>
    <style:style style:name="P114" style:parent-style-name="Verzeichnis2" style:family="paragraph">
      <style:paragraph-properties fo:margin-left="0.15in">
        <style:tab-stops>
          <style:tab-stop style:type="right" style:leader-style="dotted" style:leader-text="." style:position="6.15in"/>
        </style:tab-stops>
      </style:paragraph-properties>
    </style:style>
    <style:style style:name="P115" style:parent-style-name="Verzeichnis1" style:family="paragraph">
      <style:paragraph-properties>
        <style:tab-stops>
          <style:tab-stop style:type="right" style:leader-style="dotted" style:leader-text="." style:position="6.3in"/>
        </style:tab-stops>
      </style:paragraph-properties>
    </style:style>
    <style:style style:name="T116" style:parent-style-name="Absatz-Standardschriftart" style:family="text">
      <style:text-properties fo:font-weight="bold" style:font-weight-asian="bold" style:font-weight-complex="bold"/>
    </style:style>
    <style:style style:name="T117" style:parent-style-name="Absatz-Standardschriftart" style:family="text">
      <style:text-properties fo:font-weight="bold" style:font-weight-asian="bold" style:font-weight-complex="bold"/>
    </style:style>
    <style:style style:name="P118" style:parent-style-name="Verzeichnis2" style:family="paragraph">
      <style:paragraph-properties fo:margin-left="0.15in">
        <style:tab-stops>
          <style:tab-stop style:type="right" style:leader-style="dotted" style:leader-text="." style:position="6.15in"/>
        </style:tab-stops>
      </style:paragraph-properties>
    </style:style>
    <style:style style:name="P119" style:parent-style-name="Verzeichnis2" style:family="paragraph">
      <style:paragraph-properties fo:margin-left="0.15in">
        <style:tab-stops>
          <style:tab-stop style:type="right" style:leader-style="dotted" style:leader-text="." style:position="6.15in"/>
        </style:tab-stops>
      </style:paragraph-properties>
    </style:style>
    <style:style style:name="P120" style:parent-style-name="Verzeichnis3" style:family="paragraph">
      <style:paragraph-properties fo:margin-left="0.3097in">
        <style:tab-stops>
          <style:tab-stop style:type="right" style:leader-style="dotted" style:leader-text="." style:position="5.9902in"/>
        </style:tab-stops>
      </style:paragraph-properties>
    </style:style>
    <style:style style:name="P121" style:parent-style-name="Verzeichnis3" style:family="paragraph">
      <style:paragraph-properties fo:margin-left="0.3097in">
        <style:tab-stops>
          <style:tab-stop style:type="right" style:leader-style="dotted" style:leader-text="." style:position="5.9902in"/>
        </style:tab-stops>
      </style:paragraph-properties>
    </style:style>
    <style:style style:name="P122" style:parent-style-name="Verzeichnis3" style:family="paragraph">
      <style:paragraph-properties fo:margin-left="0.3097in">
        <style:tab-stops>
          <style:tab-stop style:type="right" style:leader-style="dotted" style:leader-text="." style:position="5.9902in"/>
        </style:tab-stops>
      </style:paragraph-properties>
    </style:style>
    <style:style style:name="P123" style:parent-style-name="Verzeichnis3" style:family="paragraph">
      <style:paragraph-properties fo:margin-left="0.3097in">
        <style:tab-stops>
          <style:tab-stop style:type="right" style:leader-style="dotted" style:leader-text="." style:position="5.9902in"/>
        </style:tab-stops>
      </style:paragraph-properties>
    </style:style>
    <style:style style:name="P124" style:parent-style-name="Verzeichnis1" style:family="paragraph">
      <style:paragraph-properties>
        <style:tab-stops>
          <style:tab-stop style:type="right" style:leader-style="dotted" style:leader-text="." style:position="6.3in"/>
        </style:tab-stops>
      </style:paragraph-properties>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style:style>
    <style:style style:name="P127" style:parent-style-name="Verzeichnis1" style:family="paragraph">
      <style:paragraph-properties>
        <style:tab-stops>
          <style:tab-stop style:type="right" style:leader-style="dotted" style:leader-text="." style:position="6.3in"/>
        </style:tab-stops>
      </style:paragraph-properties>
    </style:style>
    <style:style style:name="T128" style:parent-style-name="Absatz-Standardschriftart" style:family="text">
      <style:text-properties fo:font-weight="bold" style:font-weight-asian="bold" style:font-weight-complex="bold"/>
    </style:style>
    <style:style style:name="T129" style:parent-style-name="Absatz-Standardschriftart" style:family="text">
      <style:text-properties fo:font-weight="bold" style:font-weight-asian="bold" style:font-weight-complex="bold"/>
    </style:style>
    <style:style style:name="T130" style:parent-style-name="Absatz-Standardschriftart" style:family="text">
      <style:text-properties fo:font-weight="bold" style:font-weight-asian="bold" style:font-weight-complex="bold"/>
    </style:style>
    <style:style style:name="P131" style:parent-style-name="Verzeichnis1" style:family="paragraph">
      <style:paragraph-properties>
        <style:tab-stops>
          <style:tab-stop style:type="right" style:leader-style="dotted" style:leader-text="." style:position="6.3in"/>
        </style:tab-stops>
      </style:paragraph-properties>
    </style:style>
    <style:style style:name="T132" style:parent-style-name="Absatz-Standardschriftart" style:family="text">
      <style:text-properties fo:font-weight="bold" style:font-weight-asian="bold" style:font-weight-complex="bold"/>
    </style:style>
    <style:style style:name="T133" style:parent-style-name="Absatz-Standardschriftart" style:family="text">
      <style:text-properties fo:font-weight="bold" style:font-weight-asian="bold" style:font-weight-complex="bold"/>
    </style:style>
    <style:style style:name="P134" style:parent-style-name="Verzeichnis1" style:family="paragraph">
      <style:paragraph-properties>
        <style:tab-stops>
          <style:tab-stop style:type="right" style:leader-style="dotted" style:leader-text="." style:position="6.3in"/>
        </style:tab-stops>
      </style:paragraph-properties>
    </style:style>
    <style:style style:name="T135" style:parent-style-name="Absatz-Standardschriftart" style:family="text">
      <style:text-properties fo:font-weight="bold" style:font-weight-asian="bold" style:font-weight-complex="bold"/>
    </style:style>
    <style:style style:name="T136" style:parent-style-name="Absatz-Standardschriftart" style:family="text">
      <style:text-properties fo:font-weight="bold" style:font-weight-asian="bold" style:font-weight-complex="bold"/>
    </style:style>
    <style:style style:name="P13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39"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140" style:parent-style-name="Absatz-Standardschriftart" style:family="text">
      <style:text-properties fo:font-size="14pt" style:font-size-asian="14pt" style:font-size-complex="14pt"/>
    </style:style>
    <style:style style:name="P141" style:parent-style-name="Listenabsatz" style:family="paragraph"/>
    <style:style style:name="P142" style:parent-style-name="Listenabsatz" style:family="paragraph"/>
    <style:style style:name="P143" style:parent-style-name="Listenabsatz" style:family="paragraph"/>
    <style:style style:name="P144" style:parent-style-name="Standard" style:family="paragraph">
      <style:text-properties fo:font-size="12pt" style:font-size-asian="12pt" style:font-size-complex="12pt"/>
    </style:style>
    <style:style style:name="P145"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46" style:parent-style-name="Standard" style:family="paragraph">
      <style:text-properties fo:font-size="12pt" style:font-size-asian="12pt" style:font-size-complex="12pt"/>
    </style:style>
    <style:style style:name="P14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149" style:parent-style-name="Standard" style:family="paragraph">
      <style:text-properties fo:font-size="12pt" style:font-size-asian="12pt" style:font-size-complex="12pt"/>
    </style:style>
    <style:style style:name="T150"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151"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152" style:parent-style-name="Absatz-Standardschriftart" style:family="text">
      <style:text-properties fo:font-size="14pt" style:font-size-asian="14pt" style:font-size-complex="14pt"/>
    </style:style>
    <style:style style:name="P153" style:parent-style-name="Standard" style:family="paragraph">
      <style:text-properties fo:font-size="12pt" style:font-size-asian="12pt" style:font-size-complex="12pt"/>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P157" style:parent-style-name="Standard" style:family="paragraph">
      <style:text-properties fo:font-size="12pt" style:font-size-asian="12pt" style:font-size-complex="12pt"/>
    </style:style>
    <style:style style:name="P158"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ableColumn160" style:family="table-column">
      <style:table-column-properties style:column-width="3.1465in"/>
    </style:style>
    <style:style style:name="TableColumn161" style:family="table-column">
      <style:table-column-properties style:column-width="3.1465in"/>
    </style:style>
    <style:style style:name="Table159" style:family="table">
      <style:table-properties style:width="6.293in" fo:margin-left="0in" table:align="lef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in"/>
      <style:text-properties fo:font-weight="bold" style:font-weight-asian="bold" style:font-weight-complex="bold"/>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style:text-properties fo:font-weight="bold" style:font-weight-asian="bold" style:font-weight-complex="bold"/>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margin-bottom="0in"/>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margin-bottom="0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margin-bottom="0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bottom="0in"/>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margin-bottom="0in"/>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margin-bottom="0in"/>
    </style:style>
    <style:style style:name="P197" style:parent-style-name="Standard" style:family="paragraph">
      <style:text-properties fo:font-size="10pt" style:font-size-asian="10pt" style:font-size-complex="10pt"/>
    </style:style>
    <style:style style:name="P19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9" style:parent-style-name="Standard" style:family="paragraph">
      <style:text-properties fo:font-size="12pt" style:font-size-asian="12pt" style:font-size-complex="12pt"/>
    </style:style>
    <style:style style:name="T200"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P201" style:parent-style-name="Listenabsatz" style:family="paragraph"/>
    <style:style style:name="P202" style:parent-style-name="Listenabsatz" style:family="paragraph"/>
    <style:style style:name="P203" style:parent-style-name="Listenabsatz" style:family="paragraph"/>
    <style:style style:name="P204" style:parent-style-name="Listenabsatz" style:family="paragraph"/>
    <style:style style:name="TableColumn206" style:family="table-column">
      <style:table-column-properties style:column-width="3.1465in"/>
    </style:style>
    <style:style style:name="TableColumn207" style:family="table-column">
      <style:table-column-properties style:column-width="3.1465in"/>
    </style:style>
    <style:style style:name="Table205" style:family="table">
      <style:table-properties style:width="6.293in" fo:margin-left="0in" table:align="left"/>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margin-bottom="0in"/>
      <style:text-properties fo:font-weight="bold" style:font-weight-asian="bold" style:font-weight-complex="bold"/>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in"/>
      <style:text-properties fo:font-weight="bold" style:font-weight-asian="bold" style:font-weight-complex="bold"/>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margin-bottom="0in"/>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in"/>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fo:margin-bottom="0in"/>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in"/>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margin-bottom="0in"/>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margin-bottom="0i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margin-bottom="0in"/>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margin-bottom="0i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margin-bottom="0in"/>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margin-bottom="0in"/>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margin-bottom="0in"/>
    </style:style>
    <style:style style:name="P253"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P25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55"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256" style:parent-style-name="Absatz-Standardschriftart" style:family="text">
      <style:text-properties fo:font-size="14pt" style:font-size-asian="14pt" style:font-size-complex="14pt"/>
    </style:style>
    <style:style style:name="T257"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258" style:parent-style-name="Absatz-Standardschriftart" style:family="text">
      <style:text-properties fo:font-size="14pt" style:font-size-asian="14pt" style:font-size-complex="14pt"/>
    </style:style>
    <style:style style:name="P259" style:parent-style-name="Standard" style:family="paragraph">
      <style:text-properties fo:font-size="12pt" style:font-size-asian="12pt" style:font-size-complex="12pt"/>
    </style:style>
    <style:style style:name="T260"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261" style:parent-style-name="Absatz-Standardschriftart" style:family="text">
      <style:text-properties fo:font-size="14pt" style:font-size-asian="14pt" style:font-size-complex="14pt"/>
    </style:style>
    <style:style style:name="T262"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263" style:parent-style-name="Absatz-Standardschriftart" style:family="text">
      <style:text-properties fo:font-size="14pt" style:font-size-asian="14pt" style:font-size-complex="14pt"/>
    </style:style>
    <style:style style:name="T264"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265" style:parent-style-name="Absatz-Standardschriftart" style:family="text">
      <style:text-properties fo:font-size="14pt" style:font-size-asian="14pt" style:font-size-complex="14pt"/>
    </style:style>
    <style:style style:name="TableColumn267" style:family="table-column">
      <style:table-column-properties style:column-width="1.0798in"/>
    </style:style>
    <style:style style:name="TableColumn268" style:family="table-column">
      <style:table-column-properties style:column-width="3.9375in"/>
    </style:style>
    <style:style style:name="TableColumn269" style:family="table-column">
      <style:table-column-properties style:column-width="1.2756in"/>
    </style:style>
    <style:style style:name="Table266" style:family="table">
      <style:table-properties style:width="6.293in" fo:margin-left="0in" table:align="lef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margin-bottom="0in"/>
      <style:text-properties fo:font-weight="bold" style:font-weight-asian="bold" style:font-weight-complex="bold"/>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style:text-properties fo:font-weight="bold" style:font-weight-asian="bold" style:font-weight-complex="bold"/>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margin-bottom="0in"/>
      <style:text-properties fo:font-weight="bold" style:font-weight-asian="bold" style:font-weight-complex="bold"/>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margin-bottom="0in"/>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margin-bottom="0in"/>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margin-bottom="0in"/>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style:text-properties style:font-name-complex="Calibri"/>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margin-bottom="0in"/>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margin-bottom="0in"/>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margin-bottom="0in"/>
      <style:text-properties style:font-name-complex="Calibri"/>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margin-bottom="0in"/>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margin-bottom="0in"/>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margin-bottom="0in"/>
      <style:text-properties style:font-name-complex="Calibri"/>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margin-bottom="0in"/>
      <style:text-properties style:font-name-complex="Calibri"/>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margin-bottom="0in"/>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margin-bottom="0in"/>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margin-bottom="0in"/>
      <style:text-properties style:font-name-complex="Calibri"/>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margin-bottom="0in"/>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margin-bottom="0in"/>
      <style:text-properties style:font-name-complex="Calibri"/>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margin-bottom="0in"/>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margin-bottom="0in"/>
    </style:style>
    <style:style style:name="P340" style:parent-style-name="Listenabsatz" style:family="paragraph"/>
    <style:style style:name="P341" style:parent-style-name="Listenabsatz" style:family="paragraph"/>
    <style:style style:name="P342" style:parent-style-name="Listenabsatz" style:family="paragraph"/>
    <style:style style:name="P343" style:parent-style-name="Listenabsatz" style:family="paragraph"/>
    <style:style style:name="P344" style:parent-style-name="Listenabsatz" style:family="paragraph"/>
    <style:style style:name="P345" style:parent-style-name="Standard" style:family="paragraph">
      <style:paragraph-properties fo:margin-bottom="0in"/>
    </style:style>
    <style:style style:name="P346" style:parent-style-name="Listenabsatz" style:family="paragraph"/>
    <style:style style:name="P347" style:parent-style-name="Listenabsatz" style:family="paragraph"/>
    <style:style style:name="P348" style:parent-style-name="Listenabsatz" style:family="paragraph"/>
    <style:style style:name="P349" style:parent-style-name="Listenabsatz" style:family="paragraph"/>
    <style:style style:name="P350" style:parent-style-name="Listenabsatz" style:family="paragraph"/>
    <style:style style:name="P351" style:parent-style-name="Listenabsatz" style:family="paragraph"/>
    <style:style style:name="P352" style:parent-style-name="Listenabsatz" style:family="paragraph"/>
    <style:style style:name="P353" style:parent-style-name="Listenabsatz" style:family="paragraph"/>
    <style:style style:name="P354" style:parent-style-name="Listenabsatz" style:family="paragraph"/>
    <style:style style:name="P355" style:parent-style-name="Listenabsatz" style:family="paragraph"/>
    <style:style style:name="P356" style:parent-style-name="Listenabsatz" style:family="paragraph"/>
    <style:style style:name="P357" style:parent-style-name="Listenabsatz" style:family="paragraph"/>
    <style:style style:name="P358" style:parent-style-name="Listenabsatz" style:family="paragraph"/>
    <style:style style:name="P359" style:parent-style-name="Listenabsatz" style:family="paragraph"/>
    <style:style style:name="P360" style:parent-style-name="Listenabsatz" style:family="paragraph"/>
    <style:style style:name="P361" style:parent-style-name="Listenabsatz" style:family="paragraph"/>
    <style:style style:name="P362" style:parent-style-name="Listenabsatz" style:family="paragraph"/>
    <style:style style:name="P363" style:parent-style-name="Listenabsatz" style:family="paragraph"/>
    <style:style style:name="P364" style:parent-style-name="Listenabsatz" style:family="paragraph"/>
    <style:style style:name="P365" style:parent-style-name="Listenabsatz" style:family="paragraph"/>
    <style:style style:name="P366" style:parent-style-name="Listenabsatz" style:family="paragraph"/>
    <style:style style:name="P367" style:parent-style-name="Listenabsatz" style:family="paragraph"/>
    <style:style style:name="P368" style:parent-style-name="Listenabsatz" style:family="paragraph"/>
    <style:style style:name="P369" style:parent-style-name="Listenabsatz" style:family="paragraph"/>
    <style:style style:name="P370" style:parent-style-name="Listenabsatz" style:family="paragraph"/>
    <style:style style:name="P371" style:parent-style-name="Listenabsatz" style:family="paragraph"/>
    <style:style style:name="P372" style:parent-style-name="Listenabsatz" style:family="paragraph"/>
    <style:style style:name="P373" style:parent-style-name="Listenabsatz" style:family="paragraph"/>
    <style:style style:name="P374" style:parent-style-name="Standard" style:family="paragraph">
      <style:text-properties fo:font-size="12pt" style:font-size-asian="12pt" style:font-size-complex="12pt"/>
    </style:style>
    <style:style style:name="P375" style:parent-style-name="Standard" style:family="paragraph">
      <style:text-properties fo:font-size="12pt" style:font-size-asian="12pt" style:font-size-complex="12pt"/>
    </style:style>
    <style:style style:name="T376"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377" style:parent-style-name="Absatz-Standardschriftart" style:family="text">
      <style:text-properties fo:font-size="14pt" style:font-size-asian="14pt" style:font-size-complex="14pt"/>
    </style:style>
    <style:style style:name="P378" style:parent-style-name="Standard" style:family="paragraph">
      <style:text-properties fo:color="#FF0000" fo:font-size="12pt" style:font-size-asian="12pt" style:font-size-complex="12pt"/>
    </style:style>
    <style:style style:name="T379" style:parent-style-name="Absatz-Standardschriftart" style:family="text">
      <style:text-properties fo:font-weight="bold" style:font-weight-asian="bold" style:font-weight-complex="bold" fo:font-style="italic" style:font-style-asian="italic" style:font-style-complex="italic" fo:font-size="14pt" style:font-size-asian="14pt" style:font-size-complex="14pt"/>
    </style:style>
    <style:style style:name="T380" style:parent-style-name="Absatz-Standardschriftart" style:family="text">
      <style:text-properties fo:font-size="14pt" style:font-size-asian="14pt" style:font-size-complex="14pt"/>
    </style:style>
    <style:style style:name="TableColumn382" style:family="table-column">
      <style:table-column-properties style:column-width="3.5402in"/>
    </style:style>
    <style:style style:name="TableColumn383" style:family="table-column">
      <style:table-column-properties style:column-width="1.575in"/>
    </style:style>
    <style:style style:name="TableColumn384" style:family="table-column">
      <style:table-column-properties style:column-width="1.2798in"/>
    </style:style>
    <style:style style:name="Table381" style:family="table">
      <style:table-properties style:width="6.3951in" fo:margin-left="0in" table:align="lef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margin-bottom="0in"/>
      <style:text-properties fo:font-weight="bold" style:font-weight-asian="bold" style:font-weight-complex="bold"/>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margin-bottom="0in"/>
      <style:text-properties fo:font-weight="bold" style:font-weight-asian="bold" style:font-weight-complex="bold"/>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margin-bottom="0in"/>
      <style:text-properties fo:font-weight="bold" style:font-weight-asian="bold" style:font-weight-complex="bold"/>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margin-bottom="0in"/>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in"/>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margin-bottom="0in"/>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style:style>
    <style:style style:name="P427" style:parent-style-name="Standard" style:family="paragraph">
      <style:text-properties fo:font-size="12pt" style:font-size-asian="12pt" style:font-size-complex="12pt"/>
    </style:style>
    <style:style style:name="P428"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430" style:family="table-column">
      <style:table-column-properties style:column-width="3.6388in"/>
    </style:style>
    <style:style style:name="TableColumn431" style:family="table-column">
      <style:table-column-properties style:column-width="2.7562in"/>
    </style:style>
    <style:style style:name="Table429" style:family="table">
      <style:table-properties style:width="6.3951in" fo:margin-left="0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fo:margin-bottom="0in"/>
      <style:text-properties fo:font-weight="bold" style:font-weight-asian="bold" style:font-weight-complex="bold"/>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style:text-properties fo:font-weight="bold" style:font-weight-asian="bold" style:font-weight-complex="bold"/>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fo:margin-bottom="0in"/>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fo:margin-bottom="0in"/>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Standard" style:family="paragraph">
      <style:paragraph-properties fo:margin-bottom="0in"/>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paragraph-properties fo:margin-bottom="0in"/>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margin-bottom="0in"/>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margin-bottom="0in"/>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margin-bottom="0in"/>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margin-bottom="0in"/>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margin-bottom="0in"/>
    </style:style>
    <style:style style:name="P462"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464" style:family="table-column">
      <style:table-column-properties style:column-width="1.5715in" style:use-optimal-column-width="false"/>
    </style:style>
    <style:style style:name="TableColumn465" style:family="table-column">
      <style:table-column-properties style:column-width="2.0673in" style:use-optimal-column-width="false"/>
    </style:style>
    <style:style style:name="TableColumn466" style:family="table-column">
      <style:table-column-properties style:column-width="1.3784in" style:use-optimal-column-width="false"/>
    </style:style>
    <style:style style:name="TableColumn467" style:family="table-column">
      <style:table-column-properties style:column-width="0.4916in" style:use-optimal-column-width="false"/>
    </style:style>
    <style:style style:name="TableColumn468" style:family="table-column">
      <style:table-column-properties style:column-width="0.8861in" style:use-optimal-column-width="false"/>
    </style:style>
    <style:style style:name="Table463" style:family="table">
      <style:table-properties style:width="6.3951in" fo:margin-left="0in" table:align="left"/>
    </style:style>
    <style:style style:name="TableRow469" style:family="table-row">
      <style:table-row-properties style:min-row-height="0.2451in"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paragraph-properties fo:margin-bottom="0in"/>
      <style:text-properties fo:font-weight="bold" style:font-weight-asian="bold" style:font-weight-complex="bold"/>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margin-bottom="0in"/>
      <style:text-properties fo:font-weight="bold" style:font-weight-asian="bold" style:font-weight-complex="bold"/>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margin-bottom="0in"/>
      <style:text-properties fo:font-weight="bold" style:font-weight-asian="bold" style:font-weight-complex="bold"/>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bottom="0in"/>
      <style:text-properties fo:font-weight="bold" style:font-weight-asian="bold" style:font-weight-complex="bold"/>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paragraph-properties fo:margin-bottom="0in"/>
      <style:text-properties fo:font-weight="bold" style:font-weight-asian="bold" style:font-weight-complex="bold"/>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margin-bottom="0in"/>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margin-bottom="0in"/>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paragraph-properties fo:margin-bottom="0in"/>
    </style:style>
    <style:style style:name="TableCell487" style:family="table-cell">
      <style:table-cell-properties fo:border="0.0069in solid #000000" style:writing-mode="lr-tb" fo:padding-top="0in" fo:padding-left="0.075in" fo:padding-bottom="0in" fo:padding-right="0.075in"/>
    </style:style>
    <style:style style:name="P488" style:parent-style-name="Standard" style:family="paragraph">
      <style:paragraph-properties fo:margin-bottom="0in"/>
    </style:style>
    <style:style style:name="TableCell489" style:family="table-cell">
      <style:table-cell-properties fo:border="0.0069in solid #000000" style:writing-mode="lr-tb" fo:padding-top="0in" fo:padding-left="0.075in" fo:padding-bottom="0in" fo:padding-right="0.075in"/>
    </style:style>
    <style:style style:name="P490" style:parent-style-name="Standard" style:family="paragraph">
      <style:paragraph-properties fo:margin-bottom="0in"/>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margin-bottom="0in"/>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margin-bottom="0in"/>
    </style:style>
    <style:style style:name="P496" style:parent-style-name="Standard" style:family="paragraph">
      <style:paragraph-properties fo:margin-bottom="0in"/>
    </style:style>
    <style:style style:name="P497" style:parent-style-name="Standard" style:family="paragraph">
      <style:paragraph-properties fo:margin-bottom="0in"/>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margin-bottom="0in"/>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margin-bottom="0in"/>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style:style>
    <style:style style:name="P509" style:parent-style-name="Standard" style:family="paragraph">
      <style:paragraph-properties fo:margin-bottom="0in"/>
    </style:style>
    <style:style style:name="P510" style:parent-style-name="Standard" style:family="paragraph">
      <style:paragraph-properties fo:margin-bottom="0in"/>
    </style:style>
    <style:style style:name="P511" style:parent-style-name="Standard" style:family="paragraph">
      <style:paragraph-properties fo:margin-bottom="0in"/>
    </style:style>
    <style:style style:name="P512" style:parent-style-name="Standard" style:family="paragraph">
      <style:paragraph-properties fo:margin-bottom="0in"/>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margin-bottom="0in"/>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margin-bottom="0in"/>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margin-bottom="0in"/>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margin-bottom="0in"/>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margin-bottom="0in"/>
    </style:style>
    <style:style style:name="P524" style:parent-style-name="Standard" style:family="paragraph">
      <style:paragraph-properties fo:margin-bottom="0in"/>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margin-bottom="0in"/>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margin-bottom="0in"/>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margin-bottom="0in"/>
    </style:style>
    <style:style style:name="TableRow531" style:family="table-row">
      <style:table-row-properties style:use-optimal-row-height="false"/>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margin-bottom="0in"/>
    </style:style>
    <style:style style:name="P536" style:parent-style-name="Standard" style:family="paragraph">
      <style:paragraph-properties fo:margin-bottom="0in"/>
    </style:style>
    <style:style style:name="P537" style:parent-style-name="Standard" style:family="paragraph">
      <style:paragraph-properties fo:margin-bottom="0in"/>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style:style>
    <style:style style:name="TableRow544" style:family="table-row">
      <style:table-row-properties style:min-row-height="0.4083in"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Standard" style:family="paragraph">
      <style:paragraph-properties fo:margin-bottom="0in"/>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margin-bottom="0in"/>
    </style:style>
    <style:style style:name="P549" style:parent-style-name="Standard" style:family="paragraph">
      <style:paragraph-properties fo:margin-bottom="0in"/>
    </style:style>
    <style:style style:name="P550" style:parent-style-name="Standard" style:family="paragraph">
      <style:paragraph-properties fo:margin-bottom="0in"/>
    </style:style>
    <style:style style:name="P551" style:parent-style-name="Standard" style:family="paragraph">
      <style:paragraph-properties fo:margin-bottom="0in"/>
    </style:style>
    <style:style style:name="P552" style:parent-style-name="Standard" style:family="paragraph">
      <style:paragraph-properties fo:margin-bottom="0in"/>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margin-bottom="0in"/>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margin-bottom="0in"/>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margin-bottom="0in"/>
    </style:style>
    <style:style style:name="TableRow559" style:family="table-row">
      <style:table-row-properties style:min-row-height="0.4083in" style:use-optimal-row-height="false"/>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margin-bottom="0in"/>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margin-bottom="0in"/>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margin-bottom="0in"/>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margin-bottom="0in"/>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margin-bottom="0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5in" fo:padding-bottom="0in" fo:padding-right="0.075in"/>
    </style:style>
    <style:style style:name="P572" style:parent-style-name="Standard" style:family="paragraph">
      <style:paragraph-properties fo:margin-bottom="0in"/>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paragraph-properties fo:margin-bottom="0in"/>
    </style:style>
    <style:style style:name="P575" style:parent-style-name="Standard" style:family="paragraph">
      <style:paragraph-properties fo:margin-bottom="0in"/>
    </style:style>
    <style:style style:name="P576" style:parent-style-name="Standard" style:family="paragraph">
      <style:paragraph-properties fo:margin-bottom="0in"/>
    </style:style>
    <style:style style:name="P577" style:parent-style-name="Standard" style:family="paragraph">
      <style:paragraph-properties fo:margin-bottom="0in"/>
    </style:style>
    <style:style style:name="P578" style:parent-style-name="Standard" style:family="paragraph">
      <style:paragraph-properties fo:margin-bottom="0in"/>
    </style:style>
    <style:style style:name="P579" style:parent-style-name="Standard" style:family="paragraph">
      <style:paragraph-properties fo:margin-bottom="0in"/>
    </style:style>
    <style:style style:name="P580" style:parent-style-name="Standard" style:family="paragraph">
      <style:paragraph-properties fo:margin-bottom="0in"/>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bottom="0in"/>
    </style:style>
    <style:style style:name="TableRow587" style:family="table-row">
      <style:table-row-properties style:use-optimal-row-height="false"/>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margin-bottom="0in"/>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margin-bottom="0in"/>
    </style:style>
    <style:style style:name="P592" style:parent-style-name="Standard" style:family="paragraph">
      <style:paragraph-properties fo:margin-bottom="0in"/>
    </style:style>
    <style:style style:name="P593" style:parent-style-name="Standard" style:family="paragraph">
      <style:paragraph-properties fo:margin-bottom="0in"/>
    </style:style>
    <style:style style:name="P594" style:parent-style-name="Standard" style:family="paragraph">
      <style:paragraph-properties fo:margin-bottom="0in"/>
    </style:style>
    <style:style style:name="P595" style:parent-style-name="Standard" style:family="paragraph">
      <style:paragraph-properties fo:margin-bottom="0in"/>
    </style:style>
    <style:style style:name="P596" style:parent-style-name="Standard" style:family="paragraph">
      <style:paragraph-properties fo:margin-bottom="0in"/>
    </style:style>
    <style:style style:name="P597" style:parent-style-name="Standard" style:family="paragraph">
      <style:paragraph-properties fo:margin-bottom="0in"/>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bottom="0in"/>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style:style>
    <style:style style:name="TableRow604" style:family="table-row">
      <style:table-row-properties style:use-optimal-row-height="false"/>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margin-bottom="0in"/>
    </style:style>
    <style:style style:name="P609" style:parent-style-name="Standard" style:family="paragraph">
      <style:paragraph-properties fo:margin-bottom="0in"/>
    </style:style>
    <style:style style:name="P610" style:parent-style-name="Standard" style:family="paragraph">
      <style:paragraph-properties fo:margin-bottom="0in"/>
    </style:style>
    <style:style style:name="P611" style:parent-style-name="Standard" style:family="paragraph">
      <style:paragraph-properties fo:margin-bottom="0in"/>
    </style:style>
    <style:style style:name="P612" style:parent-style-name="Standard" style:family="paragraph">
      <style:paragraph-properties fo:margin-bottom="0in"/>
    </style:style>
    <style:style style:name="P613" style:parent-style-name="Standard" style:family="paragraph">
      <style:paragraph-properties fo:margin-bottom="0in"/>
    </style:style>
    <style:style style:name="P614" style:parent-style-name="Standard" style:family="paragraph">
      <style:paragraph-properties fo:margin-bottom="0in"/>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margin-bottom="0in"/>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margin-bottom="0in"/>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margin-bottom="0in"/>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Standard" style:family="paragraph">
      <style:paragraph-properties fo:margin-bottom="0in"/>
    </style:style>
    <style:style style:name="TableCell624" style:family="table-cell">
      <style:table-cell-properties fo:border="0.0069in solid #000000" style:writing-mode="lr-tb" fo:padding-top="0in" fo:padding-left="0.075in" fo:padding-bottom="0in" fo:padding-right="0.075in"/>
    </style:style>
    <style:style style:name="P625" style:parent-style-name="Standard" style:family="paragraph">
      <style:paragraph-properties fo:margin-bottom="0in"/>
    </style:style>
    <style:style style:name="P626" style:parent-style-name="Standard" style:family="paragraph">
      <style:paragraph-properties fo:margin-bottom="0in"/>
    </style:style>
    <style:style style:name="P627" style:parent-style-name="Standard" style:family="paragraph">
      <style:paragraph-properties fo:margin-bottom="0in"/>
    </style:style>
    <style:style style:name="P628" style:parent-style-name="Standard" style:family="paragraph">
      <style:paragraph-properties fo:margin-bottom="0in"/>
    </style:style>
    <style:style style:name="P629" style:parent-style-name="Standard" style:family="paragraph">
      <style:paragraph-properties fo:margin-bottom="0in"/>
    </style:style>
    <style:style style:name="P630" style:parent-style-name="Standard" style:family="paragraph">
      <style:paragraph-properties fo:margin-bottom="0in"/>
    </style:style>
    <style:style style:name="P631" style:parent-style-name="Standard" style:family="paragraph">
      <style:paragraph-properties fo:margin-bottom="0in"/>
    </style:style>
    <style:style style:name="P632" style:parent-style-name="Standard" style:family="paragraph">
      <style:paragraph-properties fo:margin-bottom="0in"/>
    </style:style>
    <style:style style:name="P633" style:parent-style-name="Standard" style:family="paragraph">
      <style:paragraph-properties fo:margin-bottom="0in"/>
    </style:style>
    <style:style style:name="P634" style:parent-style-name="Standard" style:family="paragraph">
      <style:paragraph-properties fo:margin-bottom="0in"/>
    </style:style>
    <style:style style:name="P635" style:parent-style-name="Standard" style:family="paragraph">
      <style:paragraph-properties fo:margin-bottom="0in"/>
    </style:style>
    <style:style style:name="P636" style:parent-style-name="Standard" style:family="paragraph">
      <style:paragraph-properties fo:margin-bottom="0in"/>
    </style:style>
    <style:style style:name="P637" style:parent-style-name="Standard" style:family="paragraph">
      <style:paragraph-properties fo:margin-bottom="0in"/>
    </style:style>
    <style:style style:name="P638" style:parent-style-name="Standard" style:family="paragraph">
      <style:paragraph-properties fo:margin-bottom="0in"/>
    </style:style>
    <style:style style:name="P639" style:parent-style-name="Standard" style:family="paragraph">
      <style:paragraph-properties fo:margin-bottom="0in"/>
    </style:style>
    <style:style style:name="P640" style:parent-style-name="Standard" style:family="paragraph">
      <style:paragraph-properties fo:margin-bottom="0in"/>
    </style:style>
    <style:style style:name="P641" style:parent-style-name="Standard" style:family="paragraph">
      <style:paragraph-properties fo:margin-bottom="0in"/>
    </style:style>
    <style:style style:name="P642" style:parent-style-name="Standard" style:family="paragraph">
      <style:paragraph-properties fo:margin-bottom="0in"/>
    </style:style>
    <style:style style:name="P643" style:parent-style-name="Standard" style:family="paragraph">
      <style:paragraph-properties fo:margin-bottom="0in"/>
    </style:style>
    <style:style style:name="P644" style:parent-style-name="Standard" style:family="paragraph">
      <style:paragraph-properties fo:margin-bottom="0in"/>
    </style:style>
    <style:style style:name="P645" style:parent-style-name="Standard" style:family="paragraph">
      <style:paragraph-properties fo:margin-bottom="0in"/>
    </style:style>
    <style:style style:name="P646" style:parent-style-name="Standard" style:family="paragraph">
      <style:paragraph-properties fo:margin-bottom="0in"/>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fo:margin-bottom="0in"/>
    </style:style>
    <style:style style:name="P649" style:parent-style-name="Standard" style:family="paragraph">
      <style:paragraph-properties fo:margin-bottom="0in"/>
    </style:style>
    <style:style style:name="P650" style:parent-style-name="Standard" style:family="paragraph">
      <style:paragraph-properties fo:margin-bottom="0in"/>
    </style:style>
    <style:style style:name="P651" style:parent-style-name="Standard" style:family="paragraph">
      <style:paragraph-properties fo:margin-bottom="0in"/>
    </style:style>
    <style:style style:name="P652" style:parent-style-name="Standard" style:family="paragraph">
      <style:paragraph-properties fo:margin-bottom="0in"/>
    </style:style>
    <style:style style:name="P653" style:parent-style-name="Standard" style:family="paragraph">
      <style:paragraph-properties fo:margin-bottom="0in"/>
    </style:style>
    <style:style style:name="P654" style:parent-style-name="Standard" style:family="paragraph">
      <style:paragraph-properties fo:margin-bottom="0in"/>
    </style:style>
    <style:style style:name="P655" style:parent-style-name="Standard" style:family="paragraph">
      <style:paragraph-properties fo:margin-bottom="0in"/>
    </style:style>
    <style:style style:name="P656" style:parent-style-name="Standard" style:family="paragraph">
      <style:paragraph-properties fo:margin-bottom="0in"/>
    </style:style>
    <style:style style:name="P657" style:parent-style-name="Standard" style:family="paragraph">
      <style:paragraph-properties fo:margin-bottom="0in"/>
    </style:style>
    <style:style style:name="P658" style:parent-style-name="Standard" style:family="paragraph">
      <style:paragraph-properties fo:margin-bottom="0in"/>
    </style:style>
    <style:style style:name="P659" style:parent-style-name="Standard" style:family="paragraph">
      <style:paragraph-properties fo:margin-bottom="0in"/>
    </style:style>
    <style:style style:name="P660" style:parent-style-name="Standard" style:family="paragraph">
      <style:paragraph-properties fo:margin-bottom="0in"/>
    </style:style>
    <style:style style:name="P661" style:parent-style-name="Standard" style:family="paragraph">
      <style:paragraph-properties fo:margin-bottom="0in"/>
    </style:style>
    <style:style style:name="P662" style:parent-style-name="Standard" style:family="paragraph">
      <style:paragraph-properties fo:margin-bottom="0in"/>
    </style:style>
    <style:style style:name="P663" style:parent-style-name="Standard" style:family="paragraph">
      <style:paragraph-properties fo:margin-bottom="0in"/>
    </style:style>
    <style:style style:name="P664" style:parent-style-name="Standard" style:family="paragraph">
      <style:paragraph-properties fo:margin-bottom="0in"/>
    </style:style>
    <style:style style:name="P665" style:parent-style-name="Standard" style:family="paragraph">
      <style:paragraph-properties fo:margin-bottom="0in"/>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margin-bottom="0in"/>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paragraph-properties fo:margin-bottom="0in"/>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bottom="0in"/>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bottom="0in"/>
    </style:style>
    <style:style style:name="P675" style:parent-style-name="Standard" style:family="paragraph">
      <style:paragraph-properties fo:margin-bottom="0in"/>
    </style:style>
    <style:style style:name="P676" style:parent-style-name="Standard" style:family="paragraph">
      <style:paragraph-properties fo:margin-bottom="0in"/>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bottom="0in"/>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bottom="0in"/>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margin-bottom="0in"/>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Standard" style:family="paragraph">
      <style:paragraph-properties fo:margin-bottom="0in"/>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margin-bottom="0in"/>
    </style:style>
    <style:style style:name="P688" style:parent-style-name="Standard" style:family="paragraph">
      <style:paragraph-properties fo:margin-bottom="0in"/>
    </style:style>
    <style:style style:name="P689" style:parent-style-name="Standard" style:family="paragraph">
      <style:paragraph-properties fo:margin-bottom="0in"/>
    </style:style>
    <style:style style:name="P690" style:parent-style-name="Standard" style:family="paragraph">
      <style:paragraph-properties fo:margin-bottom="0in"/>
    </style:style>
    <style:style style:name="P691" style:parent-style-name="Standard" style:family="paragraph">
      <style:paragraph-properties fo:margin-bottom="0in"/>
    </style:style>
    <style:style style:name="P692" style:parent-style-name="Standard" style:family="paragraph">
      <style:paragraph-properties fo:margin-bottom="0in"/>
    </style:style>
    <style:style style:name="P693" style:parent-style-name="Standard" style:family="paragraph">
      <style:paragraph-properties fo:margin-bottom="0in"/>
    </style:style>
    <style:style style:name="P694" style:parent-style-name="Standard" style:family="paragraph">
      <style:paragraph-properties fo:margin-bottom="0in"/>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margin-bottom="0in"/>
    </style:style>
    <style:style style:name="P697" style:parent-style-name="Standard" style:family="paragraph">
      <style:paragraph-properties fo:margin-bottom="0in"/>
    </style:style>
    <style:style style:name="P698" style:parent-style-name="Standard" style:family="paragraph">
      <style:paragraph-properties fo:margin-bottom="0in"/>
    </style:style>
    <style:style style:name="P699" style:parent-style-name="Standard" style:family="paragraph">
      <style:paragraph-properties fo:margin-bottom="0in"/>
    </style:style>
    <style:style style:name="P700" style:parent-style-name="Standard" style:family="paragraph">
      <style:paragraph-properties fo:margin-bottom="0in"/>
    </style:style>
    <style:style style:name="P701" style:parent-style-name="Standard" style:family="paragraph">
      <style:paragraph-properties fo:margin-bottom="0in"/>
    </style:style>
    <style:style style:name="P702" style:parent-style-name="Standard" style:family="paragraph">
      <style:paragraph-properties fo:margin-bottom="0in"/>
    </style:style>
    <style:style style:name="P703" style:parent-style-name="Standard" style:family="paragraph">
      <style:paragraph-properties fo:margin-bottom="0in"/>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margin-bottom="0in"/>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margin-bottom="0in"/>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rd" style:family="paragraph">
      <style:paragraph-properties fo:margin-bottom="0in"/>
    </style:style>
    <style:style style:name="P711" style:parent-style-name="Standard" style:family="paragraph">
      <style:paragraph-properties fo:margin-bottom="0in"/>
    </style:style>
    <style:style style:name="TableCell712" style:family="table-cell">
      <style:table-cell-properties fo:border="0.0069in solid #000000" style:writing-mode="lr-tb" fo:padding-top="0in" fo:padding-left="0.075in" fo:padding-bottom="0in" fo:padding-right="0.075in"/>
    </style:style>
    <style:style style:name="P713" style:parent-style-name="Standard" style:family="paragraph">
      <style:paragraph-properties fo:margin-bottom="0in"/>
    </style:style>
    <style:style style:name="P714" style:parent-style-name="Standard" style:family="paragraph">
      <style:paragraph-properties fo:margin-bottom="0in"/>
    </style:style>
    <style:style style:name="P715" style:parent-style-name="Standard" style:family="paragraph">
      <style:paragraph-properties fo:margin-bottom="0in"/>
    </style:style>
    <style:style style:name="TableCell716" style:family="table-cell">
      <style:table-cell-properties fo:border="0.0069in solid #000000" style:writing-mode="lr-tb" fo:padding-top="0in" fo:padding-left="0.075in" fo:padding-bottom="0in" fo:padding-right="0.075in"/>
    </style:style>
    <style:style style:name="P717" style:parent-style-name="Standard" style:family="paragraph">
      <style:paragraph-properties fo:margin-bottom="0in"/>
    </style:style>
    <style:style style:name="P718" style:parent-style-name="Standard" style:family="paragraph">
      <style:paragraph-properties fo:margin-bottom="0in"/>
    </style:style>
    <style:style style:name="P719" style:parent-style-name="Standard" style:family="paragraph">
      <style:paragraph-properties fo:margin-bottom="0in"/>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bottom="0in"/>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bottom="0in"/>
    </style:style>
    <style:style style:name="TableRow724" style:family="table-row">
      <style:table-row-properties style:use-optimal-row-height="false"/>
    </style:style>
    <style:style style:name="TableCell725" style:family="table-cell">
      <style:table-cell-properties fo:border="0.0069in solid #000000" style:writing-mode="lr-tb" fo:padding-top="0in" fo:padding-left="0.075in" fo:padding-bottom="0in" fo:padding-right="0.075in"/>
    </style:style>
    <style:style style:name="P726" style:parent-style-name="Standard" style:family="paragraph">
      <style:paragraph-properties fo:margin-bottom="0in"/>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margin-bottom="0in"/>
    </style:style>
    <style:style style:name="TableCell729" style:family="table-cell">
      <style:table-cell-properties fo:border="0.0069in solid #000000" style:writing-mode="lr-tb" fo:padding-top="0in" fo:padding-left="0.075in" fo:padding-bottom="0in" fo:padding-right="0.075in"/>
    </style:style>
    <style:style style:name="P730" style:parent-style-name="Standard" style:family="paragraph">
      <style:paragraph-properties fo:margin-bottom="0in"/>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bottom="0in"/>
    </style:style>
    <style:style style:name="TableCell733" style:family="table-cell">
      <style:table-cell-properties fo:border="0.0069in solid #000000" style:writing-mode="lr-tb" fo:padding-top="0in" fo:padding-left="0.075in" fo:padding-bottom="0in" fo:padding-right="0.075in"/>
    </style:style>
    <style:style style:name="P734" style:parent-style-name="Standard" style:family="paragraph">
      <style:paragraph-properties fo:margin-bottom="0in"/>
    </style:style>
    <style:style style:name="TableRow735" style:family="table-row">
      <style:table-row-properties style:use-optimal-row-height="false"/>
    </style:style>
    <style:style style:name="TableCell736" style:family="table-cell">
      <style:table-cell-properties fo:border="0.0069in solid #000000" style:writing-mode="lr-tb" fo:padding-top="0in" fo:padding-left="0.075in" fo:padding-bottom="0in" fo:padding-right="0.075in"/>
    </style:style>
    <style:style style:name="P737" style:parent-style-name="Standard" style:family="paragraph">
      <style:paragraph-properties fo:margin-bottom="0in"/>
    </style:style>
    <style:style style:name="P738" style:parent-style-name="Standard" style:family="paragraph">
      <style:paragraph-properties fo:margin-bottom="0in"/>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style:style>
    <style:style style:name="P741" style:parent-style-name="Standard" style:family="paragraph">
      <style:paragraph-properties fo:margin-bottom="0in"/>
    </style:style>
    <style:style style:name="P742" style:parent-style-name="Standard" style:family="paragraph">
      <style:paragraph-properties fo:margin-bottom="0in"/>
    </style:style>
    <style:style style:name="P743" style:parent-style-name="Standard" style:family="paragraph">
      <style:paragraph-properties fo:margin-bottom="0in"/>
    </style:style>
    <style:style style:name="P744" style:parent-style-name="Standard" style:family="paragraph">
      <style:paragraph-properties fo:margin-bottom="0in"/>
    </style:style>
    <style:style style:name="P745" style:parent-style-name="Standard" style:family="paragraph">
      <style:paragraph-properties fo:margin-bottom="0in"/>
    </style:style>
    <style:style style:name="P746" style:parent-style-name="Standard" style:family="paragraph">
      <style:paragraph-properties fo:margin-bottom="0in"/>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margin-bottom="0in"/>
    </style:style>
    <style:style style:name="P749" style:parent-style-name="Standard" style:family="paragraph">
      <style:paragraph-properties fo:margin-bottom="0in"/>
    </style:style>
    <style:style style:name="P750" style:parent-style-name="Standard" style:family="paragraph">
      <style:paragraph-properties fo:margin-bottom="0in"/>
    </style:style>
    <style:style style:name="P751" style:parent-style-name="Standard" style:family="paragraph">
      <style:paragraph-properties fo:margin-bottom="0in"/>
    </style:style>
    <style:style style:name="P752" style:parent-style-name="Standard" style:family="paragraph">
      <style:paragraph-properties fo:margin-bottom="0in"/>
    </style:style>
    <style:style style:name="P753" style:parent-style-name="Standard" style:family="paragraph">
      <style:paragraph-properties fo:margin-bottom="0in"/>
    </style:style>
    <style:style style:name="P754" style:parent-style-name="Standard" style:family="paragraph">
      <style:paragraph-properties fo:margin-bottom="0in"/>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margin-bottom="0in"/>
    </style:style>
    <style:style style:name="TableCell757" style:family="table-cell">
      <style:table-cell-properties fo:border="0.0069in solid #000000" style:writing-mode="lr-tb" fo:padding-top="0in" fo:padding-left="0.075in" fo:padding-bottom="0in" fo:padding-right="0.075in"/>
    </style:style>
    <style:style style:name="P758" style:parent-style-name="Standard" style:family="paragraph">
      <style:paragraph-properties fo:margin-bottom="0in"/>
    </style:style>
    <style:style style:name="TableRow759" style:family="table-row">
      <style:table-row-properties style:use-optimal-row-height="false"/>
    </style:style>
    <style:style style:name="TableCell760" style:family="table-cell">
      <style:table-cell-properties fo:border="0.0069in solid #000000" style:writing-mode="lr-tb" fo:padding-top="0in" fo:padding-left="0.075in" fo:padding-bottom="0in" fo:padding-right="0.075in"/>
    </style:style>
    <style:style style:name="P761" style:parent-style-name="Standard" style:family="paragraph">
      <style:paragraph-properties fo:margin-bottom="0in"/>
    </style:style>
    <style:style style:name="TableCell762" style:family="table-cell">
      <style:table-cell-properties fo:border="0.0069in solid #000000" style:writing-mode="lr-tb" fo:padding-top="0in" fo:padding-left="0.075in" fo:padding-bottom="0in" fo:padding-right="0.075in"/>
    </style:style>
    <style:style style:name="P763" style:parent-style-name="Standard" style:family="paragraph">
      <style:paragraph-properties fo:margin-bottom="0in"/>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style:style>
    <style:style style:name="TableCell766" style:family="table-cell">
      <style:table-cell-properties fo:border="0.0069in solid #000000" style:writing-mode="lr-tb" fo:padding-top="0in" fo:padding-left="0.075in" fo:padding-bottom="0in" fo:padding-right="0.075in"/>
    </style:style>
    <style:style style:name="P767" style:parent-style-name="Standard" style:family="paragraph">
      <style:paragraph-properties fo:margin-bottom="0in"/>
    </style:style>
    <style:style style:name="TableCell768" style:family="table-cell">
      <style:table-cell-properties fo:border="0.0069in solid #000000" style:writing-mode="lr-tb" fo:padding-top="0in" fo:padding-left="0.075in" fo:padding-bottom="0in" fo:padding-right="0.075in"/>
    </style:style>
    <style:style style:name="P769" style:parent-style-name="Standard" style:family="paragraph">
      <style:paragraph-properties fo:margin-bottom="0in"/>
    </style:style>
    <style:style style:name="TableRow770" style:family="table-row">
      <style:table-row-properties style:use-optimal-row-height="false"/>
    </style:style>
    <style:style style:name="TableCell771" style:family="table-cell">
      <style:table-cell-properties fo:border="0.0069in solid #000000" style:writing-mode="lr-tb" fo:padding-top="0in" fo:padding-left="0.075in" fo:padding-bottom="0in" fo:padding-right="0.075in"/>
    </style:style>
    <style:style style:name="P772" style:parent-style-name="Standard" style:family="paragraph">
      <style:paragraph-properties fo:margin-bottom="0in"/>
    </style:style>
    <style:style style:name="TableCell773" style:family="table-cell">
      <style:table-cell-properties fo:border="0.0069in solid #000000" style:writing-mode="lr-tb" fo:padding-top="0in" fo:padding-left="0.075in" fo:padding-bottom="0in" fo:padding-right="0.075in"/>
    </style:style>
    <style:style style:name="P774" style:parent-style-name="Standard" style:family="paragraph">
      <style:paragraph-properties fo:margin-bottom="0in"/>
    </style:style>
    <style:style style:name="TableCell775" style:family="table-cell">
      <style:table-cell-properties fo:border="0.0069in solid #000000" style:writing-mode="lr-tb" fo:padding-top="0in" fo:padding-left="0.075in" fo:padding-bottom="0in" fo:padding-right="0.075in"/>
    </style:style>
    <style:style style:name="P776" style:parent-style-name="Standard" style:family="paragraph">
      <style:paragraph-properties fo:margin-bottom="0in"/>
    </style:style>
    <style:style style:name="TableCell777" style:family="table-cell">
      <style:table-cell-properties fo:border="0.0069in solid #000000" style:writing-mode="lr-tb" fo:padding-top="0in" fo:padding-left="0.075in" fo:padding-bottom="0in" fo:padding-right="0.075in"/>
    </style:style>
    <style:style style:name="P778" style:parent-style-name="Standard" style:family="paragraph">
      <style:paragraph-properties fo:margin-bottom="0in"/>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style:style>
    <style:style style:name="TableRow781" style:family="table-row">
      <style:table-row-properties style:use-optimal-row-height="false"/>
    </style:style>
    <style:style style:name="TableCell782" style:family="table-cell">
      <style:table-cell-properties fo:border="0.0069in solid #000000" style:writing-mode="lr-tb" fo:padding-top="0in" fo:padding-left="0.075in" fo:padding-bottom="0in" fo:padding-right="0.075in"/>
    </style:style>
    <style:style style:name="P783" style:parent-style-name="Standard" style:family="paragraph">
      <style:paragraph-properties fo:margin-bottom="0in"/>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margin-bottom="0in"/>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margin-bottom="0in"/>
    </style:style>
    <style:style style:name="TableCell788" style:family="table-cell">
      <style:table-cell-properties fo:border="0.0069in solid #000000" style:writing-mode="lr-tb" fo:padding-top="0in" fo:padding-left="0.075in" fo:padding-bottom="0in" fo:padding-right="0.075in"/>
    </style:style>
    <style:style style:name="P789" style:parent-style-name="Standard" style:family="paragraph">
      <style:paragraph-properties fo:margin-bottom="0in"/>
    </style:style>
    <style:style style:name="TableCell790" style:family="table-cell">
      <style:table-cell-properties fo:border="0.0069in solid #000000" style:writing-mode="lr-tb" fo:padding-top="0in" fo:padding-left="0.075in" fo:padding-bottom="0in" fo:padding-right="0.075in"/>
    </style:style>
    <style:style style:name="P791" style:parent-style-name="Standard" style:family="paragraph">
      <style:paragraph-properties fo:margin-bottom="0in"/>
    </style:style>
    <style:style style:name="TableRow792" style:family="table-row">
      <style:table-row-properties style:use-optimal-row-height="false"/>
    </style:style>
    <style:style style:name="TableCell793" style:family="table-cell">
      <style:table-cell-properties fo:border="0.0069in solid #000000" style:writing-mode="lr-tb" fo:padding-top="0in" fo:padding-left="0.075in" fo:padding-bottom="0in" fo:padding-right="0.075in"/>
    </style:style>
    <style:style style:name="P794" style:parent-style-name="Standard" style:family="paragraph">
      <style:paragraph-properties fo:margin-bottom="0in"/>
    </style:style>
    <style:style style:name="P795" style:parent-style-name="Standard" style:family="paragraph">
      <style:paragraph-properties fo:margin-bottom="0in"/>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margin-bottom="0in"/>
    </style:style>
    <style:style style:name="P798" style:parent-style-name="Standard" style:family="paragraph">
      <style:paragraph-properties fo:margin-bottom="0in"/>
    </style:style>
    <style:style style:name="P799" style:parent-style-name="Standard" style:family="paragraph">
      <style:paragraph-properties fo:margin-bottom="0in"/>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margin-bottom="0in"/>
    </style:style>
    <style:style style:name="P802" style:parent-style-name="Standard" style:family="paragraph">
      <style:paragraph-properties fo:margin-bottom="0in"/>
    </style:style>
    <style:style style:name="TableCell803" style:family="table-cell">
      <style:table-cell-properties fo:border="0.0069in solid #000000" style:writing-mode="lr-tb" fo:padding-top="0in" fo:padding-left="0.075in" fo:padding-bottom="0in" fo:padding-right="0.075in"/>
    </style:style>
    <style:style style:name="P804" style:parent-style-name="Standard" style:family="paragraph">
      <style:paragraph-properties fo:margin-bottom="0in"/>
    </style:style>
    <style:style style:name="TableCell805" style:family="table-cell">
      <style:table-cell-properties fo:border="0.0069in solid #000000" style:writing-mode="lr-tb" fo:padding-top="0in" fo:padding-left="0.075in" fo:padding-bottom="0in" fo:padding-right="0.075in"/>
    </style:style>
    <style:style style:name="P806" style:parent-style-name="Standard" style:family="paragraph">
      <style:paragraph-properties fo:margin-bottom="0in"/>
    </style:style>
    <style:style style:name="TableRow807" style:family="table-row">
      <style:table-row-properties style:use-optimal-row-height="false"/>
    </style:style>
    <style:style style:name="TableCell808" style:family="table-cell">
      <style:table-cell-properties fo:border="0.0069in solid #000000" style:writing-mode="lr-tb" fo:padding-top="0in" fo:padding-left="0.075in" fo:padding-bottom="0in" fo:padding-right="0.075in"/>
    </style:style>
    <style:style style:name="P809" style:parent-style-name="Standard" style:family="paragraph">
      <style:paragraph-properties fo:margin-bottom="0in"/>
    </style:style>
    <style:style style:name="TableCell810" style:family="table-cell">
      <style:table-cell-properties fo:border="0.0069in solid #000000" style:writing-mode="lr-tb" fo:padding-top="0in" fo:padding-left="0.075in" fo:padding-bottom="0in" fo:padding-right="0.075in"/>
    </style:style>
    <style:style style:name="P811" style:parent-style-name="Standard" style:family="paragraph">
      <style:paragraph-properties fo:margin-bottom="0in"/>
    </style:style>
    <style:style style:name="TableCell812" style:family="table-cell">
      <style:table-cell-properties fo:border="0.0069in solid #000000" style:writing-mode="lr-tb" fo:padding-top="0in" fo:padding-left="0.075in" fo:padding-bottom="0in" fo:padding-right="0.075in"/>
    </style:style>
    <style:style style:name="P813" style:parent-style-name="Standard" style:family="paragraph">
      <style:paragraph-properties fo:margin-bottom="0in"/>
    </style:style>
    <style:style style:name="P814" style:parent-style-name="Standard" style:family="paragraph">
      <style:paragraph-properties fo:margin-bottom="0in"/>
    </style:style>
    <style:style style:name="TableCell815" style:family="table-cell">
      <style:table-cell-properties fo:border="0.0069in solid #000000" style:writing-mode="lr-tb" fo:padding-top="0in" fo:padding-left="0.075in" fo:padding-bottom="0in" fo:padding-right="0.075in"/>
    </style:style>
    <style:style style:name="P816" style:parent-style-name="Standard" style:family="paragraph">
      <style:paragraph-properties fo:margin-bottom="0in"/>
    </style:style>
    <style:style style:name="TableCell817" style:family="table-cell">
      <style:table-cell-properties fo:border="0.0069in solid #000000" style:writing-mode="lr-tb" fo:padding-top="0in" fo:padding-left="0.075in" fo:padding-bottom="0in" fo:padding-right="0.075in"/>
    </style:style>
    <style:style style:name="P818" style:parent-style-name="Standard" style:family="paragraph">
      <style:paragraph-properties fo:margin-bottom="0in"/>
    </style:style>
    <style:style style:name="P81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20" style:parent-style-name="Listenabsatz" style:family="paragraph"/>
    <style:style style:name="P821" style:parent-style-name="Listenabsatz" style:family="paragraph"/>
    <style:style style:name="P822" style:parent-style-name="Listenabsatz" style:family="paragraph"/>
    <style:style style:name="P823" style:parent-style-name="Listenabsatz" style:family="paragraph"/>
    <style:style style:name="P824" style:parent-style-name="Listenabsatz" style:family="paragraph"/>
    <style:style style:name="T825" style:parent-style-name="lrzxr" style:family="text">
      <style:text-properties style:font-name-complex="Calibri" fo:color="#222222"/>
    </style:style>
    <style:style style:name="P826" style:parent-style-name="Listenabsatz" style:family="paragraph"/>
    <style:style style:name="P827"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28" style:parent-style-name="Absatz-Standardschriftart" style:family="text">
      <style:text-properties fo:font-weight="bold" style:font-weight-asian="bold" style:font-weight-complex="bold"/>
    </style:style>
    <style:style style:name="P829" style:parent-style-name="Standard" style:family="paragraph">
      <style:text-properties fo:font-weight="bold" style:font-weight-asian="bold" style:font-weight-complex="bold"/>
    </style:style>
    <style:style style:name="P830" style:parent-style-name="Standard" style:family="paragraph">
      <style:text-properties fo:font-weight="bold" style:font-weight-asian="bold" style:font-weight-complex="bold"/>
    </style:style>
    <style:style style:name="TableColumn832" style:family="table-column">
      <style:table-column-properties style:column-width="1.784in" style:use-optimal-column-width="false"/>
    </style:style>
    <style:style style:name="TableColumn833" style:family="table-column">
      <style:table-column-properties style:column-width="5.1034in" style:use-optimal-column-width="false"/>
    </style:style>
    <style:style style:name="Table831" style:family="table">
      <style:table-properties style:width="6.8875in" fo:margin-left="0in" table:align="left"/>
    </style:style>
    <style:style style:name="TableRow834" style:family="table-row">
      <style:table-row-properties style:use-optimal-row-height="false"/>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margin-bottom="0in"/>
      <style:text-properties fo:font-weight="bold" style:font-weight-asian="bold" style:font-weight-complex="bold"/>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margin-bottom="0in"/>
      <style:text-properties fo:font-weight="bold" style:font-weight-asian="bold" style:font-weight-complex="bold"/>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5in" fo:padding-bottom="0in" fo:padding-right="0.075in"/>
    </style:style>
    <style:style style:name="P841" style:parent-style-name="Standard" style:family="paragraph">
      <style:paragraph-properties fo:margin-bottom="0in"/>
    </style:style>
    <style:style style:name="TableCell842" style:family="table-cell">
      <style:table-cell-properties fo:border="0.0069in solid #000000" style:writing-mode="lr-tb" fo:padding-top="0in" fo:padding-left="0.075in" fo:padding-bottom="0in" fo:padding-right="0.075in"/>
    </style:style>
    <style:style style:name="P843" style:parent-style-name="Standard" style:family="paragraph">
      <style:paragraph-properties fo:margin-bottom="0in"/>
    </style:style>
    <style:style style:name="TableRow844" style:family="table-row">
      <style:table-row-properties style:use-optimal-row-height="false"/>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paragraph-properties fo:margin-bottom="0in"/>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margin-bottom="0in"/>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margin-bottom="0in"/>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margin-bottom="0in"/>
    </style:style>
    <style:style style:name="T854" style:parent-style-name="Hyperlink" style:family="text">
      <style:text-properties style:use-window-font-color="true" style:text-underline-type="none"/>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bottom="0in"/>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style:style>
    <style:style style:name="TableRow865" style:family="table-row">
      <style:table-row-properties style:use-optimal-row-height="false"/>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bottom="0in"/>
    </style:style>
    <style:style style:name="TableCell868" style:family="table-cell">
      <style:table-cell-properties fo:border="0.0069in solid #000000" style:writing-mode="lr-tb" fo:padding-top="0in" fo:padding-left="0.075in" fo:padding-bottom="0in" fo:padding-right="0.075in"/>
    </style:style>
    <style:style style:name="P869" style:parent-style-name="Standard" style:family="paragraph">
      <style:paragraph-properties fo:margin-bottom="0in"/>
    </style:style>
    <style:style style:name="T870" style:parent-style-name="Hyperlink" style:family="text">
      <style:text-properties style:use-window-font-color="true" style:text-underline-type="none"/>
    </style:style>
    <style:style style:name="T871" style:parent-style-name="Hyperlink" style:family="text">
      <style:text-properties style:use-window-font-color="true" style:text-underline-type="none"/>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margin-bottom="0in"/>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margin-bottom="0in"/>
    </style:style>
    <style:style style:name="T882" style:parent-style-name="Hyperlink" style:family="text">
      <style:text-properties style:use-window-font-color="true" style:text-underline-type="none"/>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margin-bottom="0in"/>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margin-bottom="0in"/>
    </style:style>
    <style:style style:name="T888" style:parent-style-name="Hyperlink" style:family="text">
      <style:text-properties style:use-window-font-color="true" style:text-underline-type="none"/>
    </style:style>
    <style:style style:name="TableRow889" style:family="table-row">
      <style:table-row-properties style:use-optimal-row-height="false"/>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style:style>
    <style:style style:name="T894" style:parent-style-name="Hyperlink" style:family="text">
      <style:text-properties style:use-window-font-color="true" style:text-underline-type="none"/>
    </style:style>
    <style:style style:name="TableRow895" style:family="table-row">
      <style:table-row-properties style:use-optimal-row-height="false"/>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bottom="0in"/>
    </style:style>
    <style:style style:name="T900" style:parent-style-name="Hyperlink" style:family="text">
      <style:text-properties style:use-window-font-color="true" style:text-underline-type="none"/>
    </style:style>
    <style:style style:name="TableRow901" style:family="table-row">
      <style:table-row-properties style:use-optimal-row-height="false"/>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bottom="0in"/>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bottom="0in"/>
    </style:style>
    <style:style style:name="T906" style:parent-style-name="Hyperlink" style:family="text">
      <style:text-properties style:use-window-font-color="true" style:text-underline-type="none"/>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margin-bottom="0in"/>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margin-bottom="0in"/>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bottom="0in"/>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rd" style:family="paragraph">
      <style:paragraph-properties fo:margin-bottom="0in"/>
    </style:style>
    <style:style style:name="TableCell920" style:family="table-cell">
      <style:table-cell-properties fo:border="0.0069in solid #000000" style:writing-mode="lr-tb" fo:padding-top="0in" fo:padding-left="0.075in" fo:padding-bottom="0in" fo:padding-right="0.075in"/>
    </style:style>
    <style:style style:name="P921" style:parent-style-name="Standard" style:family="paragraph">
      <style:paragraph-properties fo:margin-bottom="0in"/>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5in" fo:padding-bottom="0in" fo:padding-right="0.075in"/>
    </style:style>
    <style:style style:name="P924" style:parent-style-name="Standard" style:family="paragraph">
      <style:paragraph-properties fo:margin-bottom="0in"/>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margin-bottom="0in"/>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Standard" style:family="paragraph">
      <style:paragraph-properties fo:margin-bottom="0in"/>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margin-bottom="0in"/>
    </style:style>
    <style:style style:name="TableRow932" style:family="table-row">
      <style:table-row-properties style:use-optimal-row-height="false"/>
    </style:style>
    <style:style style:name="TableCell933" style:family="table-cell">
      <style:table-cell-properties fo:border="0.0069in solid #000000" style:writing-mode="lr-tb" fo:padding-top="0in" fo:padding-left="0.075in" fo:padding-bottom="0in" fo:padding-right="0.075in"/>
    </style:style>
    <style:style style:name="P934" style:parent-style-name="Standard" style:family="paragraph">
      <style:paragraph-properties fo:margin-bottom="0in"/>
    </style:style>
    <style:style style:name="TableCell935" style:family="table-cell">
      <style:table-cell-properties fo:border="0.0069in solid #000000" style:writing-mode="lr-tb" fo:padding-top="0in" fo:padding-left="0.075in" fo:padding-bottom="0in" fo:padding-right="0.075in"/>
    </style:style>
    <style:style style:name="P936" style:parent-style-name="Standard" style:family="paragraph">
      <style:paragraph-properties fo:margin-bottom="0in"/>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5in" fo:padding-bottom="0in" fo:padding-right="0.075in"/>
    </style:style>
    <style:style style:name="P939" style:parent-style-name="Standard" style:family="paragraph">
      <style:paragraph-properties fo:margin-bottom="0in"/>
    </style:style>
    <style:style style:name="TableCell940" style:family="table-cell">
      <style:table-cell-properties fo:border="0.0069in solid #000000" style:writing-mode="lr-tb" fo:padding-top="0in" fo:padding-left="0.075in" fo:padding-bottom="0in" fo:padding-right="0.075in"/>
    </style:style>
    <style:style style:name="P941" style:parent-style-name="Standard" style:family="paragraph">
      <style:paragraph-properties fo:margin-bottom="0in"/>
    </style:style>
    <style:style style:name="T942" style:parent-style-name="Hyperlink" style:family="text">
      <style:text-properties style:use-window-font-color="true" style:text-underline-type="none"/>
    </style:style>
    <style:style style:name="TableRow943" style:family="table-row">
      <style:table-row-properties style:use-optimal-row-height="false"/>
    </style:style>
    <style:style style:name="TableCell944" style:family="table-cell">
      <style:table-cell-properties fo:border="0.0069in solid #000000" style:writing-mode="lr-tb" fo:padding-top="0in" fo:padding-left="0.075in" fo:padding-bottom="0in" fo:padding-right="0.075in"/>
    </style:style>
    <style:style style:name="P945" style:parent-style-name="Standard" style:family="paragraph">
      <style:paragraph-properties fo:margin-bottom="0in"/>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margin-bottom="0in"/>
    </style:style>
    <style:style style:name="T948" style:parent-style-name="Hyperlink" style:family="text">
      <style:text-properties style:use-window-font-color="true" style:text-underline-type="none"/>
    </style:style>
    <style:style style:name="TableRow949" style:family="table-row">
      <style:table-row-properties style:use-optimal-row-height="false"/>
    </style:style>
    <style:style style:name="TableCell950" style:family="table-cell">
      <style:table-cell-properties fo:border="0.0069in solid #000000" style:writing-mode="lr-tb" fo:padding-top="0in" fo:padding-left="0.075in" fo:padding-bottom="0in" fo:padding-right="0.075in"/>
    </style:style>
    <style:style style:name="P951" style:parent-style-name="Standard" style:family="paragraph">
      <style:paragraph-properties fo:margin-bottom="0in"/>
    </style:style>
    <style:style style:name="TableCell952" style:family="table-cell">
      <style:table-cell-properties fo:border="0.0069in solid #000000" style:writing-mode="lr-tb" fo:padding-top="0in" fo:padding-left="0.075in" fo:padding-bottom="0in" fo:padding-right="0.075in"/>
    </style:style>
    <style:style style:name="P953" style:parent-style-name="Standard" style:family="paragraph">
      <style:paragraph-properties fo:margin-bottom="0in"/>
    </style:style>
    <style:style style:name="T954" style:parent-style-name="Hyperlink" style:family="text">
      <style:text-properties style:use-window-font-color="true" style:text-underline-type="none"/>
    </style:style>
    <style:style style:name="T955" style:parent-style-name="Hyperlink" style:family="text">
      <style:text-properties style:use-window-font-color="true" style:text-underline-type="none"/>
    </style:style>
    <style:style style:name="TableRow956" style:family="table-row">
      <style:table-row-properties style:use-optimal-row-height="false"/>
    </style:style>
    <style:style style:name="TableCell957" style:family="table-cell">
      <style:table-cell-properties fo:border="0.0069in solid #000000" style:writing-mode="lr-tb" fo:padding-top="0in" fo:padding-left="0.075in" fo:padding-bottom="0in" fo:padding-right="0.075in"/>
    </style:style>
    <style:style style:name="P958" style:parent-style-name="Standard" style:family="paragraph">
      <style:paragraph-properties fo:margin-bottom="0in"/>
    </style:style>
    <style:style style:name="TableCell959" style:family="table-cell">
      <style:table-cell-properties fo:border="0.0069in solid #000000" style:writing-mode="lr-tb" fo:padding-top="0in" fo:padding-left="0.075in" fo:padding-bottom="0in" fo:padding-right="0.075in"/>
    </style:style>
    <style:style style:name="P960" style:parent-style-name="Standard" style:family="paragraph">
      <style:paragraph-properties fo:margin-bottom="0in"/>
    </style:style>
    <style:style style:name="T961" style:parent-style-name="Hyperlink" style:family="text">
      <style:text-properties style:use-window-font-color="true" style:text-underline-type="none"/>
    </style:style>
    <style:style style:name="T962" style:parent-style-name="Hyperlink" style:family="text">
      <style:text-properties style:use-window-font-color="true" style:text-underline-type="none"/>
    </style:style>
    <style:style style:name="TableRow963" style:family="table-row">
      <style:table-row-properties style:use-optimal-row-height="false"/>
    </style:style>
    <style:style style:name="TableCell964" style:family="table-cell">
      <style:table-cell-properties fo:border="0.0069in solid #000000" style:writing-mode="lr-tb" fo:padding-top="0in" fo:padding-left="0.075in" fo:padding-bottom="0in" fo:padding-right="0.075in"/>
    </style:style>
    <style:style style:name="P965" style:parent-style-name="Standard" style:family="paragraph">
      <style:paragraph-properties fo:margin-bottom="0in"/>
    </style:style>
    <style:style style:name="TableCell966" style:family="table-cell">
      <style:table-cell-properties fo:border="0.0069in solid #000000" style:writing-mode="lr-tb" fo:padding-top="0in" fo:padding-left="0.075in" fo:padding-bottom="0in" fo:padding-right="0.075in"/>
    </style:style>
    <style:style style:name="P967" style:parent-style-name="Standard" style:family="paragraph">
      <style:paragraph-properties fo:margin-bottom="0in"/>
    </style:style>
    <style:style style:name="T968" style:parent-style-name="Hyperlink" style:family="text">
      <style:text-properties style:use-window-font-color="true" style:text-underline-type="none"/>
    </style:style>
    <style:style style:name="T969" style:parent-style-name="Hyperlink" style:family="text">
      <style:text-properties style:use-window-font-color="true" style:text-underline-type="none"/>
    </style:style>
    <style:style style:name="TableRow970" style:family="table-row">
      <style:table-row-properties style:use-optimal-row-height="false"/>
    </style:style>
    <style:style style:name="TableCell971" style:family="table-cell">
      <style:table-cell-properties fo:border="0.0069in solid #000000" style:writing-mode="lr-tb" fo:padding-top="0in" fo:padding-left="0.075in" fo:padding-bottom="0in" fo:padding-right="0.075in"/>
    </style:style>
    <style:style style:name="P972" style:parent-style-name="Standard" style:family="paragraph">
      <style:paragraph-properties fo:margin-bottom="0in"/>
    </style:style>
    <style:style style:name="TableCell973" style:family="table-cell">
      <style:table-cell-properties fo:border="0.0069in solid #000000" style:writing-mode="lr-tb" fo:padding-top="0in" fo:padding-left="0.075in" fo:padding-bottom="0in" fo:padding-right="0.075in"/>
    </style:style>
    <style:style style:name="P974" style:parent-style-name="Standard" style:family="paragraph">
      <style:paragraph-properties fo:margin-bottom="0in"/>
    </style:style>
    <style:style style:name="T975" style:parent-style-name="Hyperlink" style:family="text">
      <style:text-properties style:use-window-font-color="true" style:text-underline-type="none"/>
    </style:style>
    <style:style style:name="T976" style:parent-style-name="Hyperlink" style:family="text">
      <style:text-properties style:use-window-font-color="true" style:text-underline-type="none"/>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text:s text:c="28"/></text:span><text:span text:style-name="T8">Projekt: StudiKalender</text:span></text:p>
      <text:p text:style-name="Standard"><text:span text:style-name="T9"><text:s text:c="43"/></text:span><text:span text:style-name="T10">Projektplan</text:span></text:p>
      <text:p text:style-name="Standard"><text:s text:c="31"/>[Dokumentstruktur basiert auf RUP „Software Development Pl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1.0<text:s/>Dokumentinformationen<text:s/></text:p>
      <text:p text:style-name="P12"/>
      <text:p text:style-name="P13">1.1. Änderungsgeschichte<text:s/></text:p>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Datum</text:p>
          </table:table-cell>
          <table:table-cell table:style-name="TableCell22">
            <text:p text:style-name="P23">Version</text:p>
          </table:table-cell>
          <table:table-cell table:style-name="TableCell24">
            <text:p text:style-name="P25">Änderung / Änderungsgrund<text:s/></text:p>
          </table:table-cell>
          <table:table-cell table:style-name="TableCell26">
            <text:p text:style-name="P27">Autor</text:p>
          </table:table-cell>
        </table:table-row>
        <table:table-row table:style-name="TableRow28">
          <table:table-cell table:style-name="TableCell29">
            <text:p text:style-name="P30">29.03.2020</text:p>
          </table:table-cell>
          <table:table-cell table:style-name="TableCell31">
            <text:p text:style-name="P32">1.0</text:p>
          </table:table-cell>
          <table:table-cell table:style-name="TableCell33">
            <text:p text:style-name="P34">Erstellung</text:p>
          </table:table-cell>
          <table:table-cell table:style-name="TableCell35">
            <text:p text:style-name="P36">Schmidmeier</text:p>
          </table:table-cell>
        </table:table-row>
        <table:table-row table:style-name="TableRow37">
          <table:table-cell table:style-name="TableCell38">
            <text:p text:style-name="P39">29.04.2020</text:p>
          </table:table-cell>
          <table:table-cell table:style-name="TableCell40">
            <text:p text:style-name="P41">2.0</text:p>
          </table:table-cell>
          <table:table-cell table:style-name="TableCell42">
            <text:p text:style-name="P43">Änderung der Zeiten bei den Arbeitspaketen</text:p>
          </table:table-cell>
          <table:table-cell table:style-name="TableCell44">
            <text:p text:style-name="P45">Schmidmeier</text:p>
          </table:table-cell>
        </table:table-row>
        <table:table-row table:style-name="TableRow46">
          <table:table-cell table:style-name="TableCell47">
            <text:p text:style-name="P48">04.05.2020</text:p>
          </table:table-cell>
          <table:table-cell table:style-name="TableCell49">
            <text:p text:style-name="P50">3.0</text:p>
          </table:table-cell>
          <table:table-cell table:style-name="TableCell51">
            <text:p text:style-name="P52">Festlegung interner<text:s/>Meilensteine</text:p>
          </table:table-cell>
          <table:table-cell table:style-name="TableCell53">
            <text:p text:style-name="P54">Schmidmeier</text:p>
          </table:table-cell>
        </table:table-row>
        <table:table-row table:style-name="TableRow55">
          <table:table-cell table:style-name="TableCell56">
            <text:p text:style-name="P57">24.05.2020</text:p>
          </table:table-cell>
          <table:table-cell table:style-name="TableCell58">
            <text:p text:style-name="P59">4.0</text:p>
          </table:table-cell>
          <table:table-cell table:style-name="TableCell60">
            <text:p text:style-name="P61">Definieren des Prototyps und neuer Meilensteine &amp; Arbeitspakete aktualisiert</text:p>
          </table:table-cell>
          <table:table-cell table:style-name="TableCell62">
            <text:p text:style-name="P63">Schmidmeier</text:p>
          </table:table-cell>
        </table:table-row>
        <table:table-row table:style-name="TableRow64">
          <table:table-cell table:style-name="TableCell65">
            <text:p text:style-name="P66">17.06.2020</text:p>
          </table:table-cell>
          <table:table-cell table:style-name="TableCell67">
            <text:p text:style-name="P68">5.0</text:p>
          </table:table-cell>
          <table:table-cell table:style-name="TableCell69">
            <text:p text:style-name="P70">Repository Verzeichnis aktualisiert</text:p>
          </table:table-cell>
          <table:table-cell table:style-name="TableCell71">
            <text:p text:style-name="P72">Schmidmeier</text:p>
          </table:table-cell>
        </table:table-row>
        <table:table-row table:style-name="TableRow73">
          <table:table-cell table:style-name="TableCell74">
            <text:p text:style-name="P75">28.06.2020</text:p>
          </table:table-cell>
          <table:table-cell table:style-name="TableCell76">
            <text:p text:style-name="P77">6.0</text:p>
          </table:table-cell>
          <table:table-cell table:style-name="TableCell78">
            <text:p text:style-name="P79">Überarbeitung Arbeitspakete<text:s/>Verantwortlichkeiten</text:p>
          </table:table-cell>
          <table:table-cell table:style-name="TableCell80">
            <text:p text:style-name="P81">Schmidmeier<text:s/></text:p>
          </table:table-cell>
        </table:table-row>
        <table:table-row table:style-name="TableRow82">
          <table:table-cell table:style-name="TableCell83">
            <text:p text:style-name="P84">29.06.2020</text:p>
          </table:table-cell>
          <table:table-cell table:style-name="TableCell85">
            <text:p text:style-name="P86">7.0</text:p>
          </table:table-cell>
          <table:table-cell table:style-name="TableCell87">
            <text:p text:style-name="P88">Finale Überarbeitung<text:s/></text:p>
          </table:table-cell>
          <table:table-cell table:style-name="TableCell89">
            <text:p text:style-name="P90">Schmidmei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Inhaltsverzeichnisüberschrift"><text:span text:style-name="T91">1.2 Inhalt</text:span></text:p>
      <text:p text:style-name="P92"/>
      <text:p text:style-name="P93"><text:span text:style-name="T94">1.0 Dokumentinformation<text:s/></text:span><text:span text:style-name="T95"><text:tab/>2</text:span></text:p>
      <text:p text:style-name="P96">1.1 Änderungsgeschichte<text:tab/>2</text:p>
      <text:p text:style-name="P97">1.2 Inhalt<text:s/><text:tab/>3</text:p>
      <text:p text:style-name="P98"><text:span text:style-name="T99">2.0 Einführung<text:s/></text:span><text:span text:style-name="T100"><text:tab/>4</text:span></text:p>
      <text:p text:style-name="P101"><text:s text:c="5"/>2.1 Referenzen (References)<text:s/><text:tab/>4</text:p>
      <text:p text:style-name="P102"><text:s text:c="5"/>2.2<text:s/>Übersicht (Overview)<text:s/><text:tab/>4</text:p>
      <text:p text:style-name="P103"><text:span text:style-name="T104">3.0 Projekt Übersicht (Project Overview)</text:span><text:span text:style-name="T105"><text:tab/>4</text:span></text:p>
      <text:p text:style-name="P106">3.1 Zweck und Ziel (Purpose and Objectives)<text:s/><text:tab/>4</text:p>
      <text:p text:style-name="P107">3.2 Annahmen und Einschränkungen (Assumptions and Constraints)<text:s/><text:tab/>4</text:p>
      <text:p text:style-name="P108">3.3 Arbeitsergebnisse (Deliverables)<text:tab/>5</text:p>
      <text:p text:style-name="P109"><text:span text:style-name="T110">4.0<text:s/></text:span><text:span text:style-name="T111">Projektorganisation (Project Organization)</text:span><text:span text:style-name="T112"><text:tab/>5</text:span></text:p>
      <text:p text:style-name="P113">4.1 Organisationsstruktur (Organizational Structure)<text:tab/>5</text:p>
      <text:p text:style-name="P114">4.2 Externe Schnittstellen (external Interfaces)<text:tab/>6</text:p>
      <text:p text:style-name="P115"><text:span text:style-name="T116">5.0 Management Abläufe (Management Processes)</text:span><text:span text:style-name="T117"><text:tab/>6</text:span></text:p>
      <text:p text:style-name="P118">5.1 Projekt Kostenvoranschlag (Project Estimates)<text:tab/>6</text:p>
      <text:p text:style-name="P119">5.2 Projektplan (Project Plan)<text:tab/>6</text:p>
      <text:p text:style-name="P120">5.2.1 Zeitplan (Phase Plan)<text:tab/>6</text:p>
      <text:p text:style-name="P121">5.2.2 Iterationsplanung / Meilensteine (Iteration Objectives / Milestones)<text:tab/>6</text:p>
      <text:p text:style-name="P122">5.2.3 Besprechungen (Meetings)<text:tab/>8</text:p>
      <text:p text:style-name="P123">5.2.4 Abgabe (Releases)<text:tab/>8</text:p>
      <text:p text:style-name="P124"><text:span text:style-name="T125">6.0 Risiko Management (Risk Management)</text:span><text:span text:style-name="T126"><text:tab/>9</text:span></text:p>
      <text:p text:style-name="P127"><text:span text:style-name="T128">7.0 Arbeitspakete (W</text:span><text:span text:style-name="T129">ork Package)</text:span><text:span text:style-name="T130"><text:tab/>9</text:span></text:p>
      <text:p text:style-name="P131"><text:span text:style-name="T132">8.0 Infrastruktur (Infrastructure)</text:span><text:span text:style-name="T133"><text:tab/>11</text:span></text:p>
      <text:p text:style-name="P134"><text:span text:style-name="T135">9.0 Unterstützende Prozesse (Supporting Process Plans)</text:span><text:span text:style-name="T136"><text:tab/>1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37">2.0 Einführung (Introduction)<text:s/></text:p>
      <text:p text:style-name="P138"/>
      <text:p text:style-name="Standard"><text:span text:style-name="T139">2.1. Referenzen (References)</text:span><text:span text:style-name="T140"><text:s/></text:span></text:p>
      <text:list text:style-name="LFO1" text:continue-numbering="true">
        <text:list-item>
          <text:p text:style-name="P141">Vorlesungsunterlagen Software Engineering (Prof. Dr. A. Doering)<text:s/></text:p>
        </text:list-item>
        <text:list-item>
          <text:p text:style-name="P142">Literatur: Craig Larman: Applying UML and Patterns: An Introduction to Object-Oriented Analysis and Design Iterative Development, Third Edition</text:p>
        </text:list-item>
        <text:list-item>
          <text:p text:style-name="P143">https://wiki.qt.io/Main</text:p>
        </text:list-item>
      </text:list>
      <text:p text:style-name="P144"/>
      <text:p text:style-name="P145">2.2. Übersicht (Overview)<text:s/></text:p>
      <text:p text:style-name="Standard">Dieses Dokument soll eine Auskunft über die Organisation, Arbeitseinteilung in der Gruppe und den strukturellen Aufbau des Projekts geben.</text:p>
      <text:p text:style-name="P146"/>
      <text:p text:style-name="P147">3.0 Projekt Übersicht (Project Overview)<text:s/></text:p>
      <text:p text:style-name="Standard">Wir entwickeln in unserem Projekt die StudiKalender -Software. Der Nutzer erstellt ein Profil und kann mit dieser Software Termine und<text:s/>Aufgaben, mit der Möglichkeit Erinnerungen festzulegen, eintragen, bearbeiten und löschen. Zur Kalenderansicht kann man zwischen Tages-, Wochen-, Monatsansicht wählen. Es können ebenfalls die Studienfächer in einer separaten Ansicht eingetragen, bearbeitet und gelöscht werden und auf Grundlage dieser Fächer und der Termine, kann der Nutzer einen Lernplan mit unserem Algorithmus errechnen lassen.<text:s/></text:p>
      <text:p text:style-name="Standard"/>
      <text:p text:style-name="P148">3.1. Zweck und Ziel (Purpose and Objectives)</text:p>
      <text:p text:style-name="Standard">Unsere Software soll die tägliche Planung und mit Hilfe unseres Lernplans, das Vorbereiten auf die Prüfungen für Studenten erleichtern. Durch Erinnerungen und einen festen Lernplan soll der Student außerdem dazu motiviert werden regelmäßig für die Uni zu lernen.</text:p>
      <text:p text:style-name="P149"/>
      <text:p text:style-name="Standard"><text:span text:style-name="T150">3.2. Annahmen und Einschränkungen (Assumptions and Constr</text:span><text:span text:style-name="T151">aints)</text:span><text:span text:style-name="T152"><text:s/></text:span></text:p>
      <text:p text:style-name="Standard">Die bisher erstellten Dokumente wurden anhand des derzeitigen Wissensstands bearbeitet und werden im Projektverlauf aktualisiert.<text:s/></text:p>
      <text:p text:style-name="Standard">Um die Daten zu speichern und abrufen zu können, werden wir eine Datenbank verwenden. Deshalb ist das größte Risiko für unser Projekt die Nicht-Funktionalität der Datenbank, da dadurch die eingetragenen Daten und Profile nicht gespeichert werden können.<text:s/></text:p>
      <text:p text:style-name="P153"/>
      <text:p text:style-name="P154"/>
      <text:p text:style-name="P155"/>
      <text:p text:style-name="P156"/>
      <text:p text:style-name="P157"/>
      <text:soft-page-break/>
      <text:p text:style-name="P158">3.3. Arbeitsergebnisse (Deliverables)<text:s/></text:p>
      <table:table table:style-name="Table159">
        <table:table-columns>
          <table:table-column table:style-name="TableColumn160"/>
          <table:table-column table:style-name="TableColumn161"/>
        </table:table-columns>
        <table:table-row table:style-name="TableRow162">
          <table:table-cell table:style-name="TableCell163">
            <text:p text:style-name="P164">Arbeitsergebnis</text:p>
          </table:table-cell>
          <table:table-cell table:style-name="TableCell165">
            <text:p text:style-name="P166">Beschreibung</text:p>
          </table:table-cell>
        </table:table-row>
        <table:table-row table:style-name="TableRow167">
          <table:table-cell table:style-name="TableCell168">
            <text:p text:style-name="P169">StudiKalender</text:p>
          </table:table-cell>
          <table:table-cell table:style-name="TableCell170">
            <text:p text:style-name="P171">Das fertige Programm, mit<text:s/>allen geplanten Funktionen und möglichen Features bei genügend verfügbarer Zeit.</text:p>
          </table:table-cell>
        </table:table-row>
        <table:table-row table:style-name="TableRow172">
          <table:table-cell table:style-name="TableCell173">
            <text:p text:style-name="P174">Bedienungsanleitung</text:p>
          </table:table-cell>
          <table:table-cell table:style-name="TableCell175">
            <text:p text:style-name="P176">Eine Anleitung, damit sich der Nutzer zurechtfindet.</text:p>
          </table:table-cell>
        </table:table-row>
        <table:table-row table:style-name="TableRow177">
          <table:table-cell table:style-name="TableCell178">
            <text:p text:style-name="P179">StudiKalender – Code</text:p>
          </table:table-cell>
          <table:table-cell table:style-name="TableCell180">
            <text:p text:style-name="P181">Dokumentierter und kommentierter Code.</text:p>
          </table:table-cell>
        </table:table-row>
        <table:table-row table:style-name="TableRow182">
          <table:table-cell table:style-name="TableCell183">
            <text:p text:style-name="P184">Zeitpool</text:p>
          </table:table-cell>
          <table:table-cell table:style-name="TableCell185">
            <text:p text:style-name="P186">Die Zeiterfassung des gesamten<text:s/>Teams.</text:p>
          </table:table-cell>
        </table:table-row>
        <table:table-row table:style-name="TableRow187">
          <table:table-cell table:style-name="TableCell188">
            <text:p text:style-name="P189">Klassendiagramme</text:p>
          </table:table-cell>
          <table:table-cell table:style-name="TableCell190">
            <text:p text:style-name="P191">Alle Klassendiagramme, die für das Verständnis der Architektur benötigt werden.</text:p>
          </table:table-cell>
        </table:table-row>
        <table:table-row table:style-name="TableRow192">
          <table:table-cell table:style-name="TableCell193">
            <text:p text:style-name="P194">Dokumentation</text:p>
          </table:table-cell>
          <table:table-cell table:style-name="TableCell195">
            <text:p text:style-name="P196">Alle im Laufe des Projekts erstellten Dokumente.</text:p>
          </table:table-cell>
        </table:table-row>
      </table:table>
      <text:p text:style-name="Standard">Diese Tabelle wird im Laufe des Projekts noch aktualisiert.</text:p>
      <text:p text:style-name="P197"/>
      <text:p text:style-name="P198">4.0<text:s/>Projektorganisation (Project Organization)<text:s/></text:p>
      <text:p text:style-name="Standard">Als Erstes wird mit der Arbeit an der Datenbank begonnen, da sie das größte Risiko birgt. Als Nächstes werden wir die Oberflächen der Ansichten implementieren, sowie die Verbindungen zwischen den Ansichten. Dann<text:s/>implementieren wir die Funktionen unserer Software, abschließend den Lernalgorithmus. Getestet wird bei jedem Arbeitspaket und entsprechende Fehlerkorrekturen werden dann vorgenommen.</text:p>
      <text:p text:style-name="P199"/>
      <text:p text:style-name="Standard"><text:span text:style-name="T200">4.1. Organisationsstruktur (Organizational Structure)</text:span></text:p>
      <text:p text:style-name="Standard">Teamübersicht:</text:p>
      <text:list text:style-name="LFO2" text:continue-numbering="true">
        <text:list-item>
          <text:p text:style-name="P201">Josef Lanzl <text:s text:c="24"/>josef.lanzl@st.oth-regensburg.de <text:s/></text:p>
        </text:list-item>
        <text:list-item>
          <text:p text:style-name="P202">Andre Zimmer <text:s text:c="17"/>andre.zimmer@st.oth-regensburg.de</text:p>
        </text:list-item>
        <text:list-item>
          <text:p text:style-name="P203">Irma Krieger <text:s text:c="21"/>irma.krieger@st.oth-regensburg.de <text:s/></text:p>
        </text:list-item>
        <text:list-item>
          <text:p text:style-name="P204">Elena Schmidmeier <text:s text:c="9"/>elena.schmidmeier@st.oth-regensburg.de</text:p>
        </text:list-item>
      </text:list>
      <text:p text:style-name="Standard"/>
      <table:table table:style-name="Table205">
        <table:table-columns>
          <table:table-column table:style-name="TableColumn206"/>
          <table:table-column table:style-name="TableColumn207"/>
        </table:table-columns>
        <table:table-row table:style-name="TableRow208">
          <table:table-cell table:style-name="TableCell209">
            <text:p text:style-name="P210">Verantwortungsbereiche</text:p>
          </table:table-cell>
          <table:table-cell table:style-name="TableCell211">
            <text:p text:style-name="P212">Verantwortliche/r</text:p>
          </table:table-cell>
        </table:table-row>
        <table:table-row table:style-name="TableRow213">
          <table:table-cell table:style-name="TableCell214">
            <text:p text:style-name="P215">Projektleitung/Ansprechperson</text:p>
          </table:table-cell>
          <table:table-cell table:style-name="TableCell216">
            <text:p text:style-name="P217">Lanzl, Krieger</text:p>
          </table:table-cell>
        </table:table-row>
        <table:table-row table:style-name="TableRow218">
          <table:table-cell table:style-name="TableCell219">
            <text:p text:style-name="P220">Backend Entwurf und Implementierung<text:s/></text:p>
          </table:table-cell>
          <table:table-cell table:style-name="TableCell221">
            <text:p text:style-name="P222">Zimmer, Lanzl</text:p>
          </table:table-cell>
        </table:table-row>
        <table:table-row table:style-name="TableRow223">
          <table:table-cell table:style-name="TableCell224">
            <text:p text:style-name="P225">Frontend Entwurf und Implementierung<text:s/></text:p>
          </table:table-cell>
          <table:table-cell table:style-name="TableCell226">
            <text:p text:style-name="P227">Krieger, Schmidmeier</text:p>
          </table:table-cell>
        </table:table-row>
        <table:table-row table:style-name="TableRow228">
          <table:table-cell table:style-name="TableCell229">
            <text:p text:style-name="P230">Virtuelle Maschine</text:p>
          </table:table-cell>
          <table:table-cell table:style-name="TableCell231">
            <text:p text:style-name="P232">Lanzl, Zimmer</text:p>
          </table:table-cell>
        </table:table-row>
        <table:table-row table:style-name="TableRow233">
          <table:table-cell table:style-name="TableCell234">
            <text:p text:style-name="P235">GitLab – Repository</text:p>
          </table:table-cell>
          <table:table-cell table:style-name="TableCell236">
            <text:p text:style-name="P237">Schmidmeier</text:p>
          </table:table-cell>
        </table:table-row>
        <table:table-row table:style-name="TableRow238">
          <table:table-cell table:style-name="TableCell239">
            <text:p text:style-name="P240">Testen / Debuggen</text:p>
          </table:table-cell>
          <table:table-cell table:style-name="TableCell241">
            <text:p text:style-name="P242">Alle Teammitglieder<text:s/></text:p>
          </table:table-cell>
        </table:table-row>
        <table:table-row table:style-name="TableRow243">
          <table:table-cell table:style-name="TableCell244">
            <text:p text:style-name="P245">Defect Tracking</text:p>
          </table:table-cell>
          <table:table-cell table:style-name="TableCell246">
            <text:p text:style-name="P247">Alle Teammitglieder</text:p>
          </table:table-cell>
        </table:table-row>
        <table:table-row table:style-name="TableRow248">
          <table:table-cell table:style-name="TableCell249">
            <text:p text:style-name="P250">Freigabe von Releases</text:p>
          </table:table-cell>
          <table:table-cell table:style-name="TableCell251">
            <text:p text:style-name="P252">Alle Teammitglieder</text:p>
          </table:table-cell>
        </table:table-row>
      </table:table>
      <text:p text:style-name="Standard"/>
      <text:p text:style-name="Standard">Auch wenn jedem Mitglied spezielle Aufgabenbereiche zugeteilt werden, sind sie für alle<text:s/>Mitglieder einsehbar. Dadurch kann und soll man sich ebenfalls in den anderen Bereichen mit Ideen oder Hilfestellungen einbringen.</text:p>
      <text:soft-page-break/>
      <text:p text:style-name="P253">4.2. Externe Schnittstellen (external Interfaces)<text:s/></text:p>
      <text:p text:style-name="Standard">Die Betreuung und Bewertung des Softwarepraktikums übernimmt Prof. Dr.<text:s/>Axel Doering.<text:s/></text:p>
      <text:p text:style-name="Standard">GitLab-Repository: Elena Schmidmeier <text:s text:c="155"/>Virtuelle Maschine: Josef Lanzl</text:p>
      <text:p text:style-name="Standard">Datenbank System/Management: André Zimmer</text:p>
      <text:p text:style-name="Standard"/>
      <text:p text:style-name="P254">5.0 Management Abläufe (Management Processes)<text:s/></text:p>
      <text:p text:style-name="Standard"><text:span text:style-name="T255">5.1. Projekt Kostenvoranschlag</text:span><text:span text:style-name="T256"><text:s/></text:span><text:span text:style-name="T257">(Project Estimates)</text:span><text:span text:style-name="T258"><text:s/></text:span></text:p>
      <text:p text:style-name="Standard">Wir bekommen keine finanzielle Unterstützung für dieses Projekt. Damit genug Zeit übrigbleibt, um alle Funktionen zu testen, werden<text:s/>wir versuchen die Release-Versionen eine halbe Woche vor den Meilenstein-Reviews fertigzustellen.<text:s/></text:p>
      <text:p text:style-name="P259"/>
      <text:p text:style-name="Standard"><text:span text:style-name="T260">5.2. Projektplan (Project Plan)</text:span><text:span text:style-name="T261"><text:s/></text:span></text:p>
      <text:p text:style-name="Standard">Uns stehen 16 Wochen für das Projekt zur Verfügung, von denen alle gebraucht werden. Pro Teammitglied beläuft sich der Aufwand auf insgesamt 150h. Geplant sind 10 Stunden pro Woche in das Projekt zu investieren. Die genaue Zeiteinteilung der einzelnen Phasen und Iterationen werden im Zeitplan aufgeführt.<text:s/></text:p>
      <text:p text:style-name="Standard"/>
      <text:p text:style-name="Standard"><text:span text:style-name="T262">5.2.1. Zeitplan (Phase Plan)</text:span><text:span text:style-name="T263"><text:s/></text:span></text:p>
      <text:p text:style-name="Standard">Siehe einzelne Zeiterfassung unter: <text:s text:c="4"/><text:s text:c="92"/><text:a xlink:href="https://gitlab.oth-regensburg.de/IM/SWP_IM4/swp_sose20/team6/-/tree/master/Zeitpool" office:target-frame-name="_top" xlink:show="replace"><text:span text:style-name="Hyperlink">https://gitlab.oth-regensburg.de/IM/SWP_IM4/swp_sose20/team</text:span><text:bookmark-start text:name="_Hlt44576784"/><text:bookmark-start text:name="_Hlt44576785"/><text:span text:style-name="Hyperlink">6</text:span><text:bookmark-end text:name="_Hlt44576784"/><text:bookmark-end text:name="_Hlt44576785"/><text:span text:style-name="Hyperlink">/-/</text:span><text:span text:style-name="Hyperlink">tree/master/Zeitpool</text:span></text:a></text:p>
      <text:p text:style-name="Standard"/>
      <text:p text:style-name="Standard"><text:span text:style-name="T264">5.2.2. Iterationsplanung / Meilensteine (Iteration Objectives / Milestones)</text:span><text:span text:style-name="T265"><text:s/></text:span></text:p>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Meilenstein</text:p>
          </table:table-cell>
          <table:table-cell table:style-name="TableCell273">
            <text:p text:style-name="P274">Inhalt</text:p>
          </table:table-cell>
          <table:table-cell table:style-name="TableCell275">
            <text:p text:style-name="P276">Abgabedatum</text:p>
          </table:table-cell>
        </table:table-row>
        <table:table-row table:style-name="TableRow277">
          <table:table-cell table:style-name="TableCell278">
            <text:p text:style-name="P279">Meilenstein 0</text:p>
          </table:table-cell>
          <table:table-cell table:style-name="TableCell280">
            <text:p text:style-name="P281">Projektantrag</text:p>
          </table:table-cell>
          <table:table-cell table:style-name="TableCell282">
            <text:p text:style-name="P283">22.03.2020</text:p>
          </table:table-cell>
        </table:table-row>
        <table:table-row table:style-name="TableRow284">
          <table:table-cell table:style-name="TableCell285">
            <text:p text:style-name="P286">Meilenstein 1</text:p>
          </table:table-cell>
          <table:table-cell table:style-name="TableCell287">
            <text:p text:style-name="P288">Anforderungen; Projektplan</text:p>
          </table:table-cell>
          <table:table-cell table:style-name="TableCell289">
            <text:p text:style-name="P290">24.04.2020</text:p>
          </table:table-cell>
        </table:table-row>
        <table:table-row table:style-name="TableRow291">
          <table:table-cell table:style-name="TableCell292">
            <text:p text:style-name="P293">Meilenstein 2</text:p>
          </table:table-cell>
          <table:table-cell table:style-name="TableCell294">
            <text:p text:style-name="P295">Datenbank und<text:s/>UI; Anmeldung und Registrierung<text:s/></text:p>
          </table:table-cell>
          <table:table-cell table:style-name="TableCell296">
            <text:p text:style-name="P297">08.05.2020</text:p>
          </table:table-cell>
        </table:table-row>
        <table:table-row table:style-name="TableRow298">
          <table:table-cell table:style-name="TableCell299">
            <text:p text:style-name="P300">Meilenstein 3</text:p>
          </table:table-cell>
          <table:table-cell table:style-name="TableCell301">
            <text:p text:style-name="P302">Startseite und Termine<text:s/></text:p>
          </table:table-cell>
          <table:table-cell table:style-name="TableCell303">
            <text:p text:style-name="P304">17.05.2020</text:p>
          </table:table-cell>
        </table:table-row>
        <table:table-row table:style-name="TableRow305">
          <table:table-cell table:style-name="TableCell306">
            <text:p text:style-name="P307">Meilenstein 4</text:p>
          </table:table-cell>
          <table:table-cell table:style-name="TableCell308">
            <text:p text:style-name="P309">Softwareentwurf; Prototyp</text:p>
          </table:table-cell>
          <table:table-cell table:style-name="TableCell310">
            <text:p text:style-name="P311">27.05.2020</text:p>
          </table:table-cell>
        </table:table-row>
        <table:table-row table:style-name="TableRow312">
          <table:table-cell table:style-name="TableCell313">
            <text:p text:style-name="P314">Meilenstein 5</text:p>
          </table:table-cell>
          <table:table-cell table:style-name="TableCell315">
            <text:p text:style-name="P316">Profil und Termine</text:p>
          </table:table-cell>
          <table:table-cell table:style-name="TableCell317">
            <text:p text:style-name="P318">07.06.2020</text:p>
          </table:table-cell>
        </table:table-row>
        <table:table-row table:style-name="TableRow319">
          <table:table-cell table:style-name="TableCell320">
            <text:p text:style-name="P321">Meilenstein 6</text:p>
          </table:table-cell>
          <table:table-cell table:style-name="TableCell322">
            <text:p text:style-name="P323">Lernplan und Ansichten</text:p>
          </table:table-cell>
          <table:table-cell table:style-name="TableCell324">
            <text:p text:style-name="P325">17.06.2020</text:p>
          </table:table-cell>
        </table:table-row>
        <table:table-row table:style-name="TableRow326">
          <table:table-cell table:style-name="TableCell327">
            <text:p text:style-name="P328">Meilenstein 7</text:p>
          </table:table-cell>
          <table:table-cell table:style-name="TableCell329">
            <text:p text:style-name="P330">Projektpräsentation</text:p>
          </table:table-cell>
          <table:table-cell table:style-name="TableCell331">
            <text:p text:style-name="P332">01.07.2020</text:p>
          </table:table-cell>
        </table:table-row>
        <table:table-row table:style-name="TableRow333">
          <table:table-cell table:style-name="TableCell334">
            <text:p text:style-name="P335">Meilenstein 8</text:p>
          </table:table-cell>
          <table:table-cell table:style-name="TableCell336">
            <text:p text:style-name="P337">Schlussabgabe<text:s/></text:p>
          </table:table-cell>
          <table:table-cell table:style-name="TableCell338">
            <text:p text:style-name="P339">07.07.2020</text:p>
          </table:table-cell>
        </table:table-row>
      </table:table>
      <text:p text:style-name="Standard">Diese Tabelle wird im Laufe des Projekts noch aktualisiert.</text:p>
      <text:p text:style-name="Standard">Meilenstein 0: Projektantrag</text:p>
      <text:list text:style-name="LFO3" text:continue-numbering="true">
        <text:list-item>
          <text:p text:style-name="P340">Projektantrag liegt vor</text:p>
        </text:list-item>
      </text:list>
      <text:p text:style-name="Listenabsatz"/>
      <text:p text:style-name="Listenabsatz"/>
      <text:soft-page-break/>
      <text:p text:style-name="Standard">Meilenstein 1: Anforderungen; Projektplan</text:p>
      <text:list text:style-name="LFO4" text:continue-numbering="true">
        <text:list-item>
          <text:p text:style-name="P341">Projektplan, Anforderungsspezifikation und Domänenmodell liegen vor</text:p>
        </text:list-item>
        <text:list-item>
          <text:p text:style-name="P342">Für mindestens eine Systemoperation sind SSD und Contract angegeben</text:p>
        </text:list-item>
        <text:list-item>
          <text:p text:style-name="P343">Tages-, Wochen-, Monatsansicht des Kalenders sind als Entwurf auf Papier vorhanden</text:p>
        </text:list-item>
        <text:list-item>
          <text:p text:style-name="P344">UML-Diagramme sind erstellt (Use Cases, Aktivitätsdiagramm, Sequenzdiagramm, Domainmodell)</text:p>
        </text:list-item>
      </text:list>
      <text:p text:style-name="Listenabsatz"/>
      <text:p text:style-name="P345">Meilenstein 2: Datenbank und UI; Anmeldung und Registrierung<text:s/></text:p>
      <text:p text:style-name="Standard"/>
      <text:list text:style-name="LFO5" text:continue-numbering="true">
        <text:list-item>
          <text:p text:style-name="P346">Die Datenbankverbindung steht</text:p>
        </text:list-item>
        <text:list-item>
          <text:p text:style-name="P347">Grobe UI-Oberfläche für Anmeldung und Registrierung erstellt</text:p>
        </text:list-item>
        <text:list-item>
          <text:p text:style-name="P348">Nutzer Anmeldung und Registrierung<text:s/>funktioniert</text:p>
        </text:list-item>
      </text:list>
      <text:p text:style-name="Standard"/>
      <text:p text:style-name="Standard">Meilenstein 3: Startseite und Termine</text:p>
      <text:list text:style-name="LFO6" text:continue-numbering="true">
        <text:list-item>
          <text:p text:style-name="P349">Startseite mit Wochen-&amp; Tagesansicht</text:p>
        </text:list-item>
        <text:list-item>
          <text:p text:style-name="P350">Passwort vergessen funktioniert</text:p>
        </text:list-item>
        <text:list-item>
          <text:p text:style-name="P351">Termin erstellen funktioniert</text:p>
        </text:list-item>
        <text:list-item>
          <text:p text:style-name="P352">Klassendiagramme</text:p>
        </text:list-item>
      </text:list>
      <text:p text:style-name="Listenabsatz"/>
      <text:p text:style-name="Standard">Meilenstein 4: Softwareentwurf; Prototyp</text:p>
      <text:list text:style-name="LFO5" text:continue-numbering="true">
        <text:list-item>
          <text:p text:style-name="P353">Von Tages-, Wochen- und Monatsansicht sind die<text:s/>Oberflächen implementiert (Design noch nicht ausgereift)</text:p>
        </text:list-item>
        <text:list-item>
          <text:p text:style-name="P354">Registrierung, Anmeldung und Termin hinzufügen funktioniert</text:p>
        </text:list-item>
        <text:list-item>
          <text:p text:style-name="P355">Termine können nur in der Tagesansicht angezeigt werden</text:p>
        </text:list-item>
        <text:list-item>
          <text:p text:style-name="P356">Man kann Termine erstellen, aber noch nicht bearbeiten oder löschen</text:p>
        </text:list-item>
        <text:list-item>
          <text:p text:style-name="P357">Nutzername und<text:s/>Passwort vergessen funktioniert</text:p>
        </text:list-item>
        <text:list-item>
          <text:p text:style-name="P358">Studienfächer kann man hinzufügen, aber noch nicht bearbeiten oder löschen, nach dem hinzufügen muss das Fenster erneut geöffnet werden, um neueste Version anzuzeigen</text:p>
        </text:list-item>
        <text:list-item>
          <text:p text:style-name="P359">Lernplan erstellen geht noch nicht</text:p>
        </text:list-item>
        <text:list-item>
          <text:p text:style-name="P360">Profil bearbeiten geht noch nicht</text:p>
        </text:list-item>
        <text:list-item>
          <text:p text:style-name="P361">Man kann zwischen den Ansichten wechseln</text:p>
        </text:list-item>
        <text:list-item>
          <text:p text:style-name="P362">Testdokument wurde erstellt</text:p>
        </text:list-item>
        <text:list-item>
          <text:p text:style-name="P363">Software Architektur Spezifikation wurde erstellt</text:p>
        </text:list-item>
      </text:list>
      <text:p text:style-name="Standard"/>
      <text:soft-page-break/>
      <text:p text:style-name="Standard">Meilenstein 5: Profil und Termine</text:p>
      <text:list text:style-name="LFO7" text:continue-numbering="true">
        <text:list-item>
          <text:p text:style-name="P364">Der Nutzer kann sein Profil bearbeiten und löschen</text:p>
        </text:list-item>
        <text:list-item>
          <text:p text:style-name="P365">Termine können angezeigt und bearbeitet werden</text:p>
        </text:list-item>
      </text:list>
      <text:p text:style-name="Listenabsatz"/>
      <text:p text:style-name="Standard">Meilenstein 6: Lernplan und Ansichten</text:p>
      <text:list text:style-name="LFO8" text:continue-numbering="true">
        <text:list-item>
          <text:p text:style-name="P366">Lernplanalgorithmus ist funktionsfähig</text:p>
        </text:list-item>
        <text:list-item>
          <text:p text:style-name="P367">Alle Ansichten mit den Funktionen verknüpft</text:p>
        </text:list-item>
        <text:list-item>
          <text:p text:style-name="P368">Benachrichtigung wird versandt</text:p>
        </text:list-item>
      </text:list>
      <text:p text:style-name="Listenabsatz"/>
      <text:p text:style-name="Standard">Meilenstein 7: Projektpräsentation</text:p>
      <text:list text:style-name="LFO9" text:continue-numbering="true">
        <text:list-item>
          <text:p text:style-name="P369">Alle Ansichten sind mit den<text:s/>Funktionalitäten verknüpft<text:s/></text:p>
        </text:list-item>
        <text:list-item>
          <text:p text:style-name="P370">Alle Kalenderfunktionen sind vollständig implementiert und getestet</text:p>
        </text:list-item>
        <text:list-item>
          <text:p text:style-name="P371">Bedienungsanleitung erstellt</text:p>
        </text:list-item>
        <text:list-item>
          <text:p text:style-name="P372">Beatversion ist vorhanden<text:s/></text:p>
        </text:list-item>
      </text:list>
      <text:p text:style-name="Standard"/>
      <text:p text:style-name="Standard">Meilenstein 8: Schlussabgabe</text:p>
      <text:list text:style-name="LFO10" text:continue-numbering="true">
        <text:list-item>
          <text:p text:style-name="P373">Finalversion ist fertiggestellt<text:s/></text:p>
        </text:list-item>
      </text:list>
      <text:p text:style-name="P374"/>
      <text:p text:style-name="P375"/>
      <text:p text:style-name="Standard"><text:span text:style-name="T376">5.2.3. Besprechungen (Meetings)</text:span><text:span text:style-name="T377"><text:s/></text:span></text:p>
      <text:p text:style-name="Standard">Aufgrund der jetzigen Corona Situation finden innerhalb des Teams mindestens einmal in der Woche Videokonferenzen statt, in denen alles besprochen wird, die ca. 1-3 Stunden dauern, je nach Arbeitsumfang. Dabei werden Fragen geklärt, weitere Vorgehensweisen besprochen und Aufgaben verteilt.<text:s/></text:p>
      <text:p text:style-name="P378"/>
      <text:p text:style-name="Standard"><text:span text:style-name="T379">5.2.4. Abgabe (Releases)</text:span><text:span text:style-name="T380"><text:s/></text:span></text:p>
      <table:table table:style-name="Table381">
        <table:table-columns>
          <table:table-column table:style-name="TableColumn382"/>
          <table:table-column table:style-name="TableColumn383"/>
          <table:table-column table:style-name="TableColumn384"/>
        </table:table-columns>
        <table:table-row table:style-name="TableRow385">
          <table:table-cell table:style-name="TableCell386">
            <text:p text:style-name="P387">Beschreibung</text:p>
          </table:table-cell>
          <table:table-cell table:style-name="TableCell388">
            <text:p text:style-name="P389">Typ</text:p>
          </table:table-cell>
          <table:table-cell table:style-name="TableCell390">
            <text:p text:style-name="P391">Datum/ Deadline</text:p>
          </table:table-cell>
        </table:table-row>
        <table:table-row table:style-name="TableRow392">
          <table:table-cell table:style-name="TableCell393">
            <text:p text:style-name="P394">Alle Dokumente fertiggestellt</text:p>
          </table:table-cell>
          <table:table-cell table:style-name="TableCell395">
            <text:p text:style-name="P396">Dokumentation</text:p>
          </table:table-cell>
          <table:table-cell table:style-name="TableCell397">
            <text:p text:style-name="P398">25.06.2020</text:p>
          </table:table-cell>
        </table:table-row>
        <table:table-row table:style-name="TableRow399">
          <table:table-cell table:style-name="TableCell400">
            <text:p text:style-name="P401">Erster Prototyp der GUI mit Grundfunktionalitäten</text:p>
          </table:table-cell>
          <table:table-cell table:style-name="TableCell402">
            <text:p text:style-name="P403">Prototyp</text:p>
          </table:table-cell>
          <table:table-cell table:style-name="TableCell404">
            <text:p text:style-name="P405">10. Projektwoche<text:s/></text:p>
          </table:table-cell>
        </table:table-row>
        <table:table-row table:style-name="TableRow406">
          <table:table-cell table:style-name="TableCell407">
            <text:p text:style-name="P408">GUI-Beta mit allen<text:s/>wichtigen Funktionalitäten</text:p>
          </table:table-cell>
          <table:table-cell table:style-name="TableCell409">
            <text:p text:style-name="P410">Beta</text:p>
          </table:table-cell>
          <table:table-cell table:style-name="TableCell411">
            <text:p text:style-name="P412">10.06.2020</text:p>
          </table:table-cell>
        </table:table-row>
        <table:table-row table:style-name="TableRow413">
          <table:table-cell table:style-name="TableCell414">
            <text:p text:style-name="P415">GUI überarbeiten &amp; alle optionalen Features einbauen</text:p>
          </table:table-cell>
          <table:table-cell table:style-name="TableCell416">
            <text:p text:style-name="P417">Beta</text:p>
          </table:table-cell>
          <table:table-cell table:style-name="TableCell418">
            <text:p text:style-name="P419">21.06.2020</text:p>
          </table:table-cell>
        </table:table-row>
        <table:table-row table:style-name="TableRow420">
          <table:table-cell table:style-name="TableCell421">
            <text:p text:style-name="P422">Finalversion mit allen geplanten Funktionalitäten</text:p>
          </table:table-cell>
          <table:table-cell table:style-name="TableCell423">
            <text:p text:style-name="P424">Finalversion</text:p>
          </table:table-cell>
          <table:table-cell table:style-name="TableCell425">
            <text:p text:style-name="P426">25.06.2020</text:p>
          </table:table-cell>
        </table:table-row>
      </table:table>
      <text:p text:style-name="P427"/>
      <text:p text:style-name="Standard"/>
      <text:p text:style-name="Standard"/>
      <text:soft-page-break/>
      <text:p text:style-name="P428">6.0 Risiko Management (Risk Management)<text:s/></text:p>
      <table:table table:style-name="Table429">
        <table:table-columns>
          <table:table-column table:style-name="TableColumn430"/>
          <table:table-column table:style-name="TableColumn431"/>
        </table:table-columns>
        <table:table-row table:style-name="TableRow432">
          <table:table-cell table:style-name="TableCell433">
            <text:p text:style-name="P434">Risiko</text:p>
          </table:table-cell>
          <table:table-cell table:style-name="TableCell435">
            <text:p text:style-name="P436">Gegenmaßnahme</text:p>
          </table:table-cell>
        </table:table-row>
        <table:table-row table:style-name="TableRow437">
          <table:table-cell table:style-name="TableCell438">
            <text:p text:style-name="P439">Datenbank nicht komplett funktionsfähig</text:p>
          </table:table-cell>
          <table:table-cell table:style-name="TableCell440">
            <text:p text:style-name="P441">Frühestmögliche Bearbeitung des Risikos</text:p>
          </table:table-cell>
        </table:table-row>
        <table:table-row table:style-name="TableRow442">
          <table:table-cell table:style-name="TableCell443">
            <text:p text:style-name="P444">Lernalgorithmus nicht umsetzbar<text:s/></text:p>
          </table:table-cell>
          <table:table-cell table:style-name="TableCell445">
            <text:p text:style-name="P446">Frühestmögliche Bearbeitung des Risikos</text:p>
          </table:table-cell>
        </table:table-row>
        <table:table-row table:style-name="TableRow447">
          <table:table-cell table:style-name="TableCell448">
            <text:p text:style-name="P449">Abstürzen des Servers bei zu vielen Benutzer</text:p>
          </table:table-cell>
          <table:table-cell table:style-name="TableCell450">
            <text:p text:style-name="P451">Regelmäßiges Warten; gute<text:s/>Datenbankgröße wählen, die nicht zu klein ist</text:p>
          </table:table-cell>
        </table:table-row>
        <table:table-row table:style-name="TableRow452">
          <table:table-cell table:style-name="TableCell453">
            <text:p text:style-name="P454">Schnittstellen lassen sich nicht verknüpfen</text:p>
          </table:table-cell>
          <table:table-cell table:style-name="TableCell455">
            <text:p text:style-name="P456">Quellen analysieren</text:p>
          </table:table-cell>
        </table:table-row>
        <table:table-row table:style-name="TableRow457">
          <table:table-cell table:style-name="TableCell458">
            <text:p text:style-name="P459">Gewählte Framework kann Anforderungen nicht erfüllen</text:p>
          </table:table-cell>
          <table:table-cell table:style-name="TableCell460">
            <text:p text:style-name="P461">Viel recherchieren, eigenständiges Testen</text:p>
          </table:table-cell>
        </table:table-row>
      </table:table>
      <text:p text:style-name="Standard"/>
      <text:p text:style-name="P462">7.0 Arbeitspakete (Work Package)<text:s/></text:p>
      <table:table table:style-name="Table463">
        <table:table-columns>
          <table:table-column table:style-name="TableColumn464"/>
          <table:table-column table:style-name="TableColumn465"/>
          <table:table-column table:style-name="TableColumn466"/>
          <table:table-column table:style-name="TableColumn467"/>
          <table:table-column table:style-name="TableColumn468"/>
        </table:table-columns>
        <table:table-row table:style-name="TableRow469">
          <table:table-cell table:style-name="TableCell470">
            <text:p text:style-name="P471">Arbeitspaket<text:s/></text:p>
          </table:table-cell>
          <table:table-cell table:style-name="TableCell472">
            <text:p text:style-name="P473">Inhalt</text:p>
          </table:table-cell>
          <table:table-cell table:style-name="TableCell474">
            <text:p text:style-name="P475">Verantwortliche/r</text:p>
          </table:table-cell>
          <table:table-cell table:style-name="TableCell476">
            <text:p text:style-name="P477">Zeit</text:p>
          </table:table-cell>
          <table:table-cell table:style-name="TableCell478">
            <text:p text:style-name="P479">Abhängigkeit<text:s/></text:p>
          </table:table-cell>
        </table:table-row>
        <table:table-row table:style-name="TableRow480">
          <table:table-cell table:style-name="TableCell481">
            <text:p text:style-name="P482">Projektplan <text:s text:c="2"/></text:p>
          </table:table-cell>
          <table:table-cell table:style-name="TableCell483">
            <text:p text:style-name="P484"/>
          </table:table-cell>
          <table:table-cell table:style-name="TableCell485">
            <text:p text:style-name="P486">Alle</text:p>
          </table:table-cell>
          <table:table-cell table:style-name="TableCell487">
            <text:p text:style-name="P488">25h</text:p>
          </table:table-cell>
          <table:table-cell table:style-name="TableCell489">
            <text:p text:style-name="P490"/>
          </table:table-cell>
        </table:table-row>
        <table:table-row table:style-name="TableRow491">
          <table:table-cell table:style-name="TableCell492">
            <text:p text:style-name="P493">Anforderungsspezifikation<text:s/></text:p>
          </table:table-cell>
          <table:table-cell table:style-name="TableCell494">
            <text:p text:style-name="P495">Use Cases</text:p>
            <text:p text:style-name="P496"/>
            <text:p text:style-name="P497">Use Case-Diagramm</text:p>
          </table:table-cell>
          <table:table-cell table:style-name="TableCell498">
            <text:p text:style-name="P499">Alle</text:p>
          </table:table-cell>
          <table:table-cell table:style-name="TableCell500">
            <text:p text:style-name="P501">25h</text:p>
          </table:table-cell>
          <table:table-cell table:style-name="TableCell502">
            <text:p text:style-name="P503"/>
          </table:table-cell>
        </table:table-row>
        <table:table-row table:style-name="TableRow504">
          <table:table-cell table:style-name="TableCell505">
            <text:p text:style-name="P506">UML-Diagramme</text:p>
          </table:table-cell>
          <table:table-cell table:style-name="TableCell507">
            <text:p text:style-name="P508">Domainmodell</text:p>
            <text:p text:style-name="P509"/>
            <text:p text:style-name="P510">Sequenzdiagramm<text:s/></text:p>
            <text:p text:style-name="P511"/>
            <text:p text:style-name="P512">Klassendiagramm<text:s/><text:s text:c="23"/></text:p>
          </table:table-cell>
          <table:table-cell table:style-name="TableCell513">
            <text:p text:style-name="P514">Zimmer,<text:s/><text:line-break/>Lanzl</text:p>
          </table:table-cell>
          <table:table-cell table:style-name="TableCell515">
            <text:p text:style-name="P516">10h</text:p>
          </table:table-cell>
          <table:table-cell table:style-name="TableCell517">
            <text:p text:style-name="P518"/>
          </table:table-cell>
        </table:table-row>
        <table:table-row table:style-name="TableRow519">
          <table:table-cell table:style-name="TableCell520">
            <text:p text:style-name="P521">Klassen</text:p>
          </table:table-cell>
          <table:table-cell table:style-name="TableCell522">
            <text:p text:style-name="P523">Klassen definieren</text:p>
            <text:p text:style-name="P524"/>
          </table:table-cell>
          <table:table-cell table:style-name="TableCell525">
            <text:p text:style-name="P526">Zimmer</text:p>
          </table:table-cell>
          <table:table-cell table:style-name="TableCell527">
            <text:p text:style-name="P528">5h</text:p>
          </table:table-cell>
          <table:table-cell table:style-name="TableCell529">
            <text:p text:style-name="P530"/>
          </table:table-cell>
        </table:table-row>
        <table:table-row table:style-name="TableRow531">
          <table:table-cell table:style-name="TableCell532">
            <text:p text:style-name="P533">Startseite</text:p>
          </table:table-cell>
          <table:table-cell table:style-name="TableCell534">
            <text:p text:style-name="P535">Kalenderansicht mit Buttondummies erstellen (Termin erstellen, Profil, Studiumsverwaltung, usw.)</text:p>
            <text:p text:style-name="P536"/>
            <text:p text:style-name="P537">Test</text:p>
          </table:table-cell>
          <table:table-cell table:style-name="TableCell538">
            <text:p text:style-name="P539">Krieger, Schmidmeier</text:p>
          </table:table-cell>
          <table:table-cell table:style-name="TableCell540">
            <text:p text:style-name="P541">30h</text:p>
          </table:table-cell>
          <table:table-cell table:style-name="TableCell542">
            <text:p text:style-name="P543"/>
          </table:table-cell>
        </table:table-row>
        <table:table-row table:style-name="TableRow544">
          <table:table-cell table:style-name="TableCell545">
            <text:p text:style-name="P546">Datenbank</text:p>
          </table:table-cell>
          <table:table-cell table:style-name="TableCell547">
            <text:p text:style-name="P548">Datenbank<text:s/>erstellen<text:s/></text:p>
            <text:p text:style-name="P549"/>
            <text:p text:style-name="P550">Datenbank einbinden<text:s/></text:p>
            <text:p text:style-name="P551"><text:s/></text:p>
            <text:p text:style-name="P552">Test</text:p>
          </table:table-cell>
          <table:table-cell table:style-name="TableCell553">
            <text:p text:style-name="P554">Zimmer,<text:s/><text:line-break/>Lanzl</text:p>
          </table:table-cell>
          <table:table-cell table:style-name="TableCell555">
            <text:p text:style-name="P556">40h</text:p>
          </table:table-cell>
          <table:table-cell table:style-name="TableCell557">
            <text:p text:style-name="P558"/>
          </table:table-cell>
        </table:table-row>
        <table:table-row table:style-name="TableRow559">
          <table:table-cell table:style-name="TableCell560">
            <text:p text:style-name="P561">Funktionalität des Lernalgorithmus ergründen</text:p>
          </table:table-cell>
          <table:table-cell table:style-name="TableCell562">
            <text:p text:style-name="P563">Lernplan grob definieren</text:p>
          </table:table-cell>
          <table:table-cell table:style-name="TableCell564">
            <text:p text:style-name="P565">Lanzl</text:p>
          </table:table-cell>
          <table:table-cell table:style-name="TableCell566">
            <text:p text:style-name="P567">10h</text:p>
          </table:table-cell>
          <table:table-cell table:style-name="TableCell568">
            <text:p text:style-name="P569"/>
          </table:table-cell>
        </table:table-row>
        <table:table-row table:style-name="TableRow570">
          <table:table-cell table:style-name="TableCell571">
            <text:p text:style-name="P572">Tagesansicht</text:p>
          </table:table-cell>
          <table:table-cell table:style-name="TableCell573">
            <text:p text:style-name="P574">Oberflächengestaltung</text:p>
            <text:p text:style-name="P575"/>
            <text:p text:style-name="P576">Termine mit Zeit einblenden<text:s/></text:p>
            <text:p text:style-name="P577"/>
            <text:p text:style-name="P578">Tag auswählen</text:p>
            <text:p text:style-name="P579"/>
            <text:p text:style-name="P580">Test</text:p>
          </table:table-cell>
          <table:table-cell table:style-name="TableCell581">
            <text:p text:style-name="P582">Schmidmeier</text:p>
          </table:table-cell>
          <table:table-cell table:style-name="TableCell583">
            <text:p text:style-name="P584">30h</text:p>
          </table:table-cell>
          <table:table-cell table:style-name="TableCell585">
            <text:p text:style-name="P586">Datenbank</text:p>
          </table:table-cell>
        </table:table-row>
        <table:table-row table:style-name="TableRow587">
          <table:table-cell table:style-name="TableCell588">
            <text:p text:style-name="P589">Wochenansicht</text:p>
          </table:table-cell>
          <table:table-cell table:style-name="TableCell590">
            <text:p text:style-name="P591">Oberflächengestaltung<text:s/></text:p>
            <text:p text:style-name="P592"/>
            <text:p text:style-name="P593">Tage und Termine einblenden</text:p>
            <text:p text:style-name="P594"/>
            <text:p text:style-name="P595">Woche auswählen</text:p>
            <text:p text:style-name="P596"/>
            <text:p text:style-name="P597">Test</text:p>
          </table:table-cell>
          <table:table-cell table:style-name="TableCell598">
            <text:p text:style-name="P599">Krieger</text:p>
          </table:table-cell>
          <table:table-cell table:style-name="TableCell600">
            <text:p text:style-name="P601">30h</text:p>
          </table:table-cell>
          <table:table-cell table:style-name="TableCell602">
            <text:p text:style-name="P603">Datenbank, Tagesansicht</text:p>
          </table:table-cell>
        </table:table-row>
        <table:table-row table:style-name="TableRow604">
          <table:table-cell table:style-name="TableCell605">
            <text:p text:style-name="P606">Monatsansicht</text:p>
          </table:table-cell>
          <table:table-cell table:style-name="TableCell607">
            <text:p text:style-name="P608">Oberflächengestaltung<text:s/></text:p>
            <text:p text:style-name="P609"/>
            <text:p text:style-name="P610">Tage und Termine einblenden</text:p>
            <text:p text:style-name="P611"/>
            <text:p text:style-name="P612">Monat auswählen</text:p>
            <text:p text:style-name="P613"/>
            <text:p text:style-name="P614">Test</text:p>
          </table:table-cell>
          <table:table-cell table:style-name="TableCell615">
            <text:p text:style-name="P616">Schmidmeier<text:s/></text:p>
          </table:table-cell>
          <table:table-cell table:style-name="TableCell617">
            <text:p text:style-name="P618">30h</text:p>
          </table:table-cell>
          <table:table-cell table:style-name="TableCell619">
            <text:p text:style-name="P620">Datenbank, Wochenansicht</text:p>
          </table:table-cell>
        </table:table-row>
        <table:table-row table:style-name="TableRow621">
          <table:table-cell table:style-name="TableCell622">
            <text:p text:style-name="P623">Funktionalitäten</text:p>
          </table:table-cell>
          <table:table-cell table:style-name="TableCell624">
            <text:p text:style-name="P625">Termin erstellen/bearbeiten/löschen</text:p>
            <text:p text:style-name="P626"/>
            <text:p text:style-name="P627">Anmelden</text:p>
            <text:p text:style-name="P628"/>
            <text:p text:style-name="P629"/>
            <text:p text:style-name="P630">Registrieren</text:p>
            <text:p text:style-name="P631"/>
            <text:p text:style-name="P632"/>
            <text:p text:style-name="P633">Reminder</text:p>
            <text:p text:style-name="P634"/>
            <text:p text:style-name="P635">Profil bearbeiten</text:p>
            <text:p text:style-name="P636"/>
            <text:p text:style-name="P637"/>
            <text:p text:style-name="P638">Username/ Passwort vergessen</text:p>
            <text:p text:style-name="P639"/>
            <text:p text:style-name="P640"/>
            <text:p text:style-name="P641">Studienfächer eintragen/bearbeiten/löschen</text:p>
            <text:p text:style-name="P642"/>
            <text:p text:style-name="P643">Lernplan erstellen</text:p>
            <text:p text:style-name="P644"/>
            <text:p text:style-name="P645"/>
            <text:p text:style-name="P646">Test</text:p>
          </table:table-cell>
          <table:table-cell table:style-name="TableCell647">
            <text:p text:style-name="P648">Schmidmeier(UI), Zimmer(Backend)</text:p>
            <text:p text:style-name="P649"/>
            <text:p text:style-name="P650">Krieger(UI), Lanzl (Backend)</text:p>
            <text:p text:style-name="P651"/>
            <text:p text:style-name="P652">Schmidmeier(UI), Lanzl (Backend)</text:p>
            <text:p text:style-name="P653"/>
            <text:p text:style-name="P654">Zimmer</text:p>
            <text:p text:style-name="P655"/>
            <text:p text:style-name="P656">Krieger(UI), Lanzl (Backend)</text:p>
            <text:p text:style-name="P657"/>
            <text:p text:style-name="P658">Krieger (UI), Lanzl (Backend)</text:p>
            <text:p text:style-name="P659"/>
            <text:p text:style-name="P660"/>
            <text:p text:style-name="P661">Schmidmeier(UI), Zimmer(Backend)</text:p>
            <text:p text:style-name="P662"/>
            <text:p text:style-name="P663">Schmidmeier(UI), Lanzl (Backend)</text:p>
            <text:p text:style-name="P664"/>
            <text:p text:style-name="P665">Alle<text:s/></text:p>
          </table:table-cell>
          <table:table-cell table:style-name="TableCell666">
            <text:p text:style-name="P667">235h</text:p>
          </table:table-cell>
          <table:table-cell table:style-name="TableCell668">
            <text:p text:style-name="P669">Datenbank, Lernplan skizziert<text:s/></text:p>
          </table:table-cell>
        </table:table-row>
        <table:table-row table:style-name="TableRow670">
          <table:table-cell table:style-name="TableCell671">
            <text:p text:style-name="P672">Schnittstellen verbinden</text:p>
          </table:table-cell>
          <table:table-cell table:style-name="TableCell673">
            <text:p text:style-name="P674">Funktionalitäten mit den Ansichten verbinden</text:p>
            <text:p text:style-name="P675"/>
            <text:p text:style-name="P676">Test</text:p>
          </table:table-cell>
          <table:table-cell table:style-name="TableCell677">
            <text:p text:style-name="P678">Alle</text:p>
          </table:table-cell>
          <table:table-cell table:style-name="TableCell679">
            <text:p text:style-name="P680">20h</text:p>
          </table:table-cell>
          <table:table-cell table:style-name="TableCell681">
            <text:p text:style-name="P682">Funktionalitäten</text:p>
          </table:table-cell>
        </table:table-row>
        <table:table-row table:style-name="TableRow683">
          <table:table-cell table:style-name="TableCell684">
            <text:p text:style-name="P685">Startfenster</text:p>
          </table:table-cell>
          <table:table-cell table:style-name="TableCell686">
            <text:p text:style-name="P687">Oberflächengestaltung</text:p>
            <text:p text:style-name="P688"/>
            <text:p text:style-name="P689"/>
            <text:p text:style-name="P690">Anmeldung</text:p>
            <text:p text:style-name="P691"/>
            <text:p text:style-name="P692">Registrierung</text:p>
            <text:p text:style-name="P693"/>
            <text:p text:style-name="P694">Test</text:p>
          </table:table-cell>
          <table:table-cell table:style-name="TableCell695">
            <text:p text:style-name="P696">Krieger, Schmidmeier</text:p>
            <text:p text:style-name="P697"/>
            <text:p text:style-name="P698">Krieger</text:p>
            <text:p text:style-name="P699"/>
            <text:p text:style-name="P700">Schmidmeier</text:p>
            <text:p text:style-name="P701"/>
            <text:p text:style-name="P702">Krieger, Schmidmeier</text:p>
            <text:p text:style-name="P703"/>
          </table:table-cell>
          <table:table-cell table:style-name="TableCell704">
            <text:p text:style-name="P705">30h</text:p>
          </table:table-cell>
          <table:table-cell table:style-name="TableCell706">
            <text:p text:style-name="P707">Datenbank, Funktionalitäten</text:p>
          </table:table-cell>
        </table:table-row>
        <text:soft-page-break/>
        <table:table-row table:style-name="TableRow708">
          <table:table-cell table:style-name="TableCell709">
            <text:p text:style-name="P710">Test<text:s/></text:p>
            <text:p text:style-name="P711"/>
          </table:table-cell>
          <table:table-cell table:style-name="TableCell712">
            <text:p text:style-name="P713">Betaversion<text:s/></text:p>
            <text:p text:style-name="P714"/>
            <text:p text:style-name="P715">Finalversion</text:p>
          </table:table-cell>
          <table:table-cell table:style-name="TableCell716">
            <text:p text:style-name="P717">Alle</text:p>
            <text:p text:style-name="P718"/>
            <text:p text:style-name="P719">Alle</text:p>
          </table:table-cell>
          <table:table-cell table:style-name="TableCell720">
            <text:p text:style-name="P721"/>
          </table:table-cell>
          <table:table-cell table:style-name="TableCell722">
            <text:p text:style-name="P723">Software und Datenbank</text:p>
          </table:table-cell>
        </table:table-row>
        <table:table-row table:style-name="TableRow724">
          <table:table-cell table:style-name="TableCell725">
            <text:p text:style-name="P726">Fehlerkorrektur</text:p>
          </table:table-cell>
          <table:table-cell table:style-name="TableCell727">
            <text:p text:style-name="P728"/>
          </table:table-cell>
          <table:table-cell table:style-name="TableCell729">
            <text:p text:style-name="P730">Alle</text:p>
          </table:table-cell>
          <table:table-cell table:style-name="TableCell731">
            <text:p text:style-name="P732"/>
          </table:table-cell>
          <table:table-cell table:style-name="TableCell733">
            <text:p text:style-name="P734"/>
          </table:table-cell>
        </table:table-row>
        <table:table-row table:style-name="TableRow735">
          <table:table-cell table:style-name="TableCell736">
            <text:p text:style-name="P737">Dokumente<text:s/></text:p>
            <text:p text:style-name="P738"/>
          </table:table-cell>
          <table:table-cell table:style-name="TableCell739">
            <text:p text:style-name="P740">Sitzungsprotokolle<text:s/></text:p>
            <text:p text:style-name="P741"/>
            <text:p text:style-name="P742">Zeiterfassung <text:s/></text:p>
            <text:p text:style-name="P743"/>
            <text:p text:style-name="P744">Programmdokumentation<text:s/></text:p>
            <text:p text:style-name="P745"/>
            <text:p text:style-name="P746">Bedienungsanleitung</text:p>
          </table:table-cell>
          <table:table-cell table:style-name="TableCell747">
            <text:p text:style-name="P748">Krieger</text:p>
            <text:p text:style-name="P749"/>
            <text:p text:style-name="P750">Schmidmeier</text:p>
            <text:p text:style-name="P751"/>
            <text:p text:style-name="P752">Lanzl</text:p>
            <text:p text:style-name="P753"/>
            <text:p text:style-name="P754">Schmidmeier</text:p>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Konfigurationsmanagement</text:p>
          </table:table-cell>
          <table:table-cell table:style-name="TableCell762">
            <text:p text:style-name="P763"/>
          </table:table-cell>
          <table:table-cell table:style-name="TableCell764">
            <text:p text:style-name="P765">Alle</text:p>
          </table:table-cell>
          <table:table-cell table:style-name="TableCell766">
            <text:p text:style-name="P767"/>
          </table:table-cell>
          <table:table-cell table:style-name="TableCell768">
            <text:p text:style-name="P769"/>
          </table:table-cell>
        </table:table-row>
        <table:table-row table:style-name="TableRow770">
          <table:table-cell table:style-name="TableCell771">
            <text:p text:style-name="P772">Persönliche Weiterbildung<text:s/></text:p>
          </table:table-cell>
          <table:table-cell table:style-name="TableCell773">
            <text:p text:style-name="P774">Informationsbeschaffung, Recherche</text:p>
          </table:table-cell>
          <table:table-cell table:style-name="TableCell775">
            <text:p text:style-name="P776">Alle</text:p>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Logogestaltung und Buttongestaltung</text:p>
          </table:table-cell>
          <table:table-cell table:style-name="TableCell784">
            <text:p text:style-name="P785"/>
          </table:table-cell>
          <table:table-cell table:style-name="TableCell786">
            <text:p text:style-name="P787">Schmidmeier, Krieger</text:p>
          </table:table-cell>
          <table:table-cell table:style-name="TableCell788">
            <text:p text:style-name="P789">30h</text:p>
          </table:table-cell>
          <table:table-cell table:style-name="TableCell790">
            <text:p text:style-name="P791"/>
          </table:table-cell>
        </table:table-row>
        <table:table-row table:style-name="TableRow792">
          <table:table-cell table:style-name="TableCell793">
            <text:p text:style-name="P794">Qualitätsmanagement<text:s/></text:p>
            <text:p text:style-name="P795"/>
          </table:table-cell>
          <table:table-cell table:style-name="TableCell796">
            <text:p text:style-name="P797">Gut kommentierte Software<text:s/></text:p>
            <text:p text:style-name="P798"/>
            <text:p text:style-name="P799">Dokumentation</text:p>
          </table:table-cell>
          <table:table-cell table:style-name="TableCell800">
            <text:p text:style-name="P801">Alle</text:p>
            <text:p text:style-name="P802"/>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Review-Vorbereitung</text:p>
          </table:table-cell>
          <table:table-cell table:style-name="TableCell810">
            <text:p text:style-name="P811">Power-Point Präsentation vorbereiten und Vortrag einstudieren</text:p>
          </table:table-cell>
          <table:table-cell table:style-name="TableCell812">
            <text:p text:style-name="P813">Krieger (PowerPoint)</text:p>
            <text:p text:style-name="P814">Alle</text:p>
          </table:table-cell>
          <table:table-cell table:style-name="TableCell815">
            <text:p text:style-name="P816">20h</text:p>
          </table:table-cell>
          <table:table-cell table:style-name="TableCell817">
            <text:p text:style-name="P818"/>
          </table:table-cell>
        </table:table-row>
      </table:table>
      <text:p text:style-name="Standard">Die Arbeitspakete werden im Laufe des Projekts noch<text:s/>angepasst.</text:p>
      <text:p text:style-name="Standard"/>
      <text:p text:style-name="P819">8.0 Infrastruktur (Infrastructure)</text:p>
      <text:p text:style-name="Standard">Entwicklungsumgebung: <text:s/></text:p>
      <text:list text:style-name="LFO11" text:continue-numbering="true">
        <text:list-item>
          <text:p text:style-name="P820">Qt Creator <text:s text:c="48"/></text:p>
        </text:list-item>
      </text:list>
      <text:p text:style-name="Standard"/>
      <text:p text:style-name="Standard">Weitere SW-Werkzeuge: <text:s/></text:p>
      <text:list text:style-name="LFO11" text:continue-numbering="true">
        <text:list-item>
          <text:p text:style-name="P821">MySQL Workbench (Version: 6.3.9) <text:s text:c="3"/></text:p>
        </text:list-item>
        <text:list-item>
          <text:p text:style-name="P822">GitLab <text:s text:c="40"/></text:p>
        </text:list-item>
        <text:list-item>
          <text:p text:style-name="P823">Office 2019 <text:s text:c="3"/><text:s text:c="42"/></text:p>
        </text:list-item>
        <text:list-item>
          <text:p text:style-name="P824">Compiler: MinGW GCC<text:s/><text:span text:style-name="T825">5.3.0-3</text:span></text:p>
        </text:list-item>
        <text:list-item>
          <text:p text:style-name="P826">Google Test und QTest</text:p>
        </text:list-item>
      </text:list>
      <text:p text:style-name="Listenabsatz"/>
      <text:p text:style-name="Standard">Die virtuelle Maschine wird verwendet, um die Datenbank auszulagern.<text:s/></text:p>
      <text:p text:style-name="Standard"/>
      <text:p text:style-name="Standard"/>
      <text:p text:style-name="Standard"/>
      <text:p text:style-name="Standard"/>
      <text:soft-page-break/>
      <text:p text:style-name="P827">9.0 Unterstützende Prozesse (Supporting Process Plans)<text:s/></text:p>
      <text:p text:style-name="Standard"><text:span text:style-name="T828">Fehlerbehandlungs-Plan</text:span><text:s/></text:p>
      <text:p text:style-name="Standard">Zur Fehlerbehandlung verwenden wir die Programme Google Test und QTest, welches von Herrn Zimmer verwaltet wird. Jeder Fehler wird sofort dokumentiert und bewertet, welche Auswirkungen dieser Fehler mit sich bringt und in welchem Zeitraum dieser behoben werden soll. Nach Fehlerbehebung wird die Korrektur zusätzlich dokumentiert und der Fehlerstatus aktualisiert.</text:p>
      <text:p text:style-name="P829">Qualitätsmanagement-Plan<text:s/></text:p>
      <text:p text:style-name="Standard">Der geschriebene Code wird ausreichend kommentiert, sodass er für Andere verständlich und nachvollziehbar ist. Herr Lanzl überwacht diese Dokumentation auf Vollständigkeit und Verständlichkeit. Zuerst werden die einzelnen Komponenten getestet auf Funktionalität. Sobald alle Einzelteile fehlerfrei laufen, werden diese zusammengeführt und sichergestellt, dass sie in ihrer Zusammenarbeit die gestellten Anforderungen erfüllen. Frau Krieger stellt sicher, dass jede Sitzung protokolliert wird und prüft diese Protokolle auf Vollständigkeit. Außerdem ist Frau Schmidmeier für die Zeiterfassung der Gruppe zuständig.</text:p>
      <text:p text:style-name="Standard">Bei längeren Namen wird CamelCase verwendet. Um zu gewährleisten, dass sich alle Teammitglieder im Code zurechtfinden, werden Kommentare eingebaut. <text:s/>Alle Dokumente werden einheitlich gehalten, indem die Schriftgröße (11) und die Schriftart (Calibri) gleich sind und sich alles im gleichen Format befindet (Datum etc.). Kopf- und Fußzeile müssen in allen Dokumenten übereinstimmen. <text:s/></text:p>
      <text:p text:style-name="Standard">Die Tests der StudiKalender-Software werden von den Teammitgliedern durchgeführt. Es wird jeder Test dokumentiert und mit Datum und Testnummer gekennzeichnet. <text:s/>Die Betaversion wird von externen Freiwilligen getestet.</text:p>
      <text:p text:style-name="Standard"/>
      <text:p text:style-name="P830">Konfigurationsmanagement:</text:p>
      <text:p text:style-name="Standard">Um sicherzustellen, dass alle Dateien, sowie Entwicklungsstände wiederherstellbar sind benutzen wir das von der OTH bereitgestellte GitLab-Repository. Dort werden nur die aktuellsten Versionen des StudiKalenders hochgeladen, hierbei ist sicherzustellen, dass das Programm compilierbar und ausführbar ist. Verantwortlich für das GitLab-Repository ist Elena Schmidmeier. Das Team hat sich außerdem entschieden das testgetriebene Programmierverfahren zu verwenden. Das heißt, dass verwendete Softwarekomponenten vor ihrer Verwendung und später in regelmäßigen Abständen getestet werden.<text:s/></text:p>
      <text:p text:style-name="Standard"/>
      <text:p text:style-name="Standard">Nachfolgend unser Repository Verzeichnis:</text:p>
      <text:p text:style-name="Standard">https://gitlab.oth-regensburg.de/IM/SWP_IM4/swp_sose20/team6/-/tree/master</text:p>
      <table:table table:style-name="Table831">
        <table:table-columns>
          <table:table-column table:style-name="TableColumn832"/>
          <table:table-column table:style-name="TableColumn833"/>
        </table:table-columns>
        <table:table-row table:style-name="TableRow834">
          <table:table-cell table:style-name="TableCell835">
            <text:p text:style-name="P836">Arbeitspaket</text:p>
          </table:table-cell>
          <table:table-cell table:style-name="TableCell837">
            <text:p text:style-name="P838">Adresse</text:p>
          </table:table-cell>
        </table:table-row>
        <table:table-row table:style-name="TableRow839">
          <table:table-cell table:style-name="TableCell840">
            <text:p text:style-name="P841">Projekt<text:s/></text:p>
          </table:table-cell>
          <table:table-cell table:style-name="TableCell842">
            <text:p text:style-name="P843">https://gitlab.oth-regensburg.de/IM/SWP_IM4/swp_sose20/team6/-/tree/master/Projekt</text:p>
          </table:table-cell>
        </table:table-row>
        <table:table-row table:style-name="TableRow844">
          <table:table-cell table:style-name="TableCell845">
            <text:p text:style-name="P846">Projektantrag</text:p>
          </table:table-cell>
          <table:table-cell table:style-name="TableCell847">
            <text:p text:style-name="P848">https://gitlab.oth-regensburg.de/IM/SWP_IM4/swp_sose20/team6/-/blob/master/Projekt/Projektantrag.odt</text:p>
          </table:table-cell>
        </table:table-row>
        <table:table-row table:style-name="TableRow849">
          <table:table-cell table:style-name="TableCell850">
            <text:p text:style-name="P851">Projektplan</text:p>
          </table:table-cell>
          <table:table-cell table:style-name="TableCell852">
            <text:p text:style-name="P853"><text:a xlink:href="https://gitlab.oth-regensburg.de/IM/SWP_IM4/swp_sose20/team6/-/tree/master/Projekt/Projektplan" office:target-frame-name="_top" xlink:show="replace"><text:span text:style-name="T854">https://gitlab.oth-regensburg.de/IM/SWP_IM4/swp_sose20/team6/-/tree/master/Projekt/Projektplan</text:span></text:a></text:p>
          </table:table-cell>
        </table:table-row>
        <table:table-row table:style-name="TableRow855">
          <table:table-cell table:style-name="TableCell856">
            <text:p text:style-name="P857">Zeiterfassung</text:p>
          </table:table-cell>
          <table:table-cell table:style-name="TableCell858">
            <text:p text:style-name="P859">https://gitlab.oth-regensburg.de/IM/SWP_IM4/swp_sose20/team6/-/tree/master/Zeitpool</text:p>
          </table:table-cell>
        </table:table-row>
        <table:table-row table:style-name="TableRow860">
          <table:table-cell table:style-name="TableCell861">
            <text:p text:style-name="P862">Produkt</text:p>
          </table:table-cell>
          <table:table-cell table:style-name="TableCell863">
            <text:p text:style-name="P864">https://gitlab.oth-regensburg.de/IM/SWP_IM4/swp_sose20/team6/-/tree/master/Produkt</text:p>
          </table:table-cell>
        </table:table-row>
        <text:soft-page-break/>
        <table:table-row table:style-name="TableRow865">
          <table:table-cell table:style-name="TableCell866">
            <text:p text:style-name="P867">Anforderungsspezifikation</text:p>
          </table:table-cell>
          <table:table-cell table:style-name="TableCell868">
            <text:p text:style-name="P869"><text:a xlink:href="https://gitlab.oth-regensburg.de/IM/SWP_IM4/swp_sose20/team6/-/tree/master/Produkt/Anforderungsspezifikation" office:target-frame-name="_top" xlink:show="replace"><text:span text:style-name="T870">https://gitlab.oth-regensburg.de/IM/SWP_IM4/swp_sose20/team6/-/tree/maste</text:span><text:span text:style-name="T871">r/Produkt/Anforderungsspezifikation</text:span></text:a></text:p>
          </table:table-cell>
        </table:table-row>
        <table:table-row table:style-name="TableRow872">
          <table:table-cell table:style-name="TableCell873">
            <text:p text:style-name="P874">UML-Diagramme<text:s/></text:p>
          </table:table-cell>
          <table:table-cell table:style-name="TableCell875">
            <text:p text:style-name="P876">https://gitlab.oth-regensburg.de/IM/SWP_IM4/swp_sose20/team6/-/tree/master/UML-Diagramme</text:p>
          </table:table-cell>
        </table:table-row>
        <table:table-row table:style-name="TableRow877">
          <table:table-cell table:style-name="TableCell878">
            <text:p text:style-name="P879">SSDs</text:p>
          </table:table-cell>
          <table:table-cell table:style-name="TableCell880">
            <text:p text:style-name="P881"><text:a xlink:href="https://gitlab.oth-regensburg.de/IM/SWP_IM4/swp_sose20/team6/-/tree/master/UML-Diagramme/SSDs" office:target-frame-name="_top" xlink:show="replace"><text:span text:style-name="T882">https://gitlab.oth-regensburg.de/IM/SWP_IM4/swp_sose20/team6/-/tree/master/UML-Diagramme/SSDs</text:span></text:a></text:p>
          </table:table-cell>
        </table:table-row>
        <table:table-row table:style-name="TableRow883">
          <table:table-cell table:style-name="TableCell884">
            <text:p text:style-name="P885">Domainmodell</text:p>
          </table:table-cell>
          <table:table-cell table:style-name="TableCell886">
            <text:p text:style-name="P887"><text:a xlink:href="https://gitlab.oth-regensburg.de/IM/SWP_IM4/swp_sose20/team6/-/tree/master/UML-Diagramme/Domainmodell" office:target-frame-name="_top" xlink:show="replace"><text:span text:style-name="T888">https://gitlab.oth-regensburg.de/IM/SWP_IM4/swp_sose20/team6/-/tree/master/UML-Diagramme/Domainmodell</text:span></text:a></text:p>
          </table:table-cell>
        </table:table-row>
        <table:table-row table:style-name="TableRow889">
          <table:table-cell table:style-name="TableCell890">
            <text:p text:style-name="P891">Construction Pakete</text:p>
          </table:table-cell>
          <table:table-cell table:style-name="TableCell892">
            <text:p text:style-name="P893"><text:a xlink:href="https://gitlab.oth-regensburg.de/IM/SWP_IM4/swp_sose20/team6/-/tree/master/Construction%20Pakete" office:target-frame-name="_top" xlink:show="replace"><text:span text:style-name="T894">https://gitlab.oth-regensburg.de/IM/SWP_IM4/swp_sose20/team6/-/tree/master/Construction%20Pakete</text:span></text:a></text:p>
          </table:table-cell>
        </table:table-row>
        <table:table-row table:style-name="TableRow895">
          <table:table-cell table:style-name="TableCell896">
            <text:p text:style-name="P897">StudiKalender- Code</text:p>
          </table:table-cell>
          <table:table-cell table:style-name="TableCell898">
            <text:p text:style-name="P899"><text:a xlink:href="https://gitlab.oth-regensburg.de/IM/SWP_IM4/swp_sose20/team6/-/tree/master/Produkt/Code" office:target-frame-name="_top" xlink:show="replace"><text:span text:style-name="T900">https://gitlab.oth-regensburg.de/IM/SWP_IM4/swp_sose20/team6/-/tree/master/Produkt/Code</text:span></text:a></text:p>
          </table:table-cell>
        </table:table-row>
        <table:table-row table:style-name="TableRow901">
          <table:table-cell table:style-name="TableCell902">
            <text:p text:style-name="P903">StudiKalender Installer</text:p>
          </table:table-cell>
          <table:table-cell table:style-name="TableCell904">
            <text:p text:style-name="P905"><text:a xlink:href="https://gitlab.oth-regensburg.de/IM/SWP_IM4/swp_sose20/team6/-/tree/master/Produkt/StudiKalender%20Installer" office:target-frame-name="_top" xlink:show="replace"><text:span text:style-name="T906">https://gitlab.oth-regensburg.de/IM/SWP_IM4/swp_sose20/team6/-/tree/master/Produkt/StudiKalender%20Installer</text:span></text:a></text:p>
          </table:table-cell>
        </table:table-row>
        <table:table-row table:style-name="TableRow907">
          <table:table-cell table:style-name="TableCell908">
            <text:p text:style-name="P909">Tests</text:p>
          </table:table-cell>
          <table:table-cell table:style-name="TableCell910">
            <text:p text:style-name="P911">https://gitlab.oth-regensburg.de/IM/SWP_IM4/swp_sose20/team6/-/tree/master/Produkt/Tests</text:p>
          </table:table-cell>
        </table:table-row>
        <table:table-row table:style-name="TableRow912">
          <table:table-cell table:style-name="TableCell913">
            <text:p text:style-name="P914">Sitzungsprotokolle</text:p>
          </table:table-cell>
          <table:table-cell table:style-name="TableCell915">
            <text:p text:style-name="P916">https://gitlab.oth-regensburg.de/IM/SWP_IM4/swp_sose20/team6/-/blob/master/Projekt/Protokoll.docx</text:p>
          </table:table-cell>
        </table:table-row>
        <table:table-row table:style-name="TableRow917">
          <table:table-cell table:style-name="TableCell918">
            <text:p text:style-name="P919">Software Architektur Spezifikation</text:p>
          </table:table-cell>
          <table:table-cell table:style-name="TableCell920">
            <text:p text:style-name="P921">https://gitlab.oth-regensburg.de/IM/SWP_IM4/swp_sose20/team6/-/tree/master/Projekt/Software%20Architektur%20Spezifikation</text:p>
          </table:table-cell>
        </table:table-row>
        <table:table-row table:style-name="TableRow922">
          <table:table-cell table:style-name="TableCell923">
            <text:p text:style-name="P924">Präsentationen</text:p>
          </table:table-cell>
          <table:table-cell table:style-name="TableCell925">
            <text:p text:style-name="P926">https://gitlab.oth-regensburg.de/IM/SWP_IM4/swp_sose20/team6/-/tree/master/Projekt/Präsentationen</text:p>
          </table:table-cell>
        </table:table-row>
        <table:table-row table:style-name="TableRow927">
          <table:table-cell table:style-name="TableCell928">
            <text:p text:style-name="P929">Qt Installation</text:p>
          </table:table-cell>
          <table:table-cell table:style-name="TableCell930">
            <text:p text:style-name="P931">https://gitlab.oth-regensburg.de/IM/SWP_IM4/swp_sose20/team6/-/tree/master/Qt</text:p>
          </table:table-cell>
        </table:table-row>
        <table:table-row table:style-name="TableRow932">
          <table:table-cell table:style-name="TableCell933">
            <text:p text:style-name="P934">System Testdokument</text:p>
          </table:table-cell>
          <table:table-cell table:style-name="TableCell935">
            <text:p text:style-name="P936">https://gitlab.oth-regensburg.de/IM/SWP_IM4/swp_sose20/team6/-/tree/master/Projekt/System%20Testdokument</text:p>
          </table:table-cell>
        </table:table-row>
        <table:table-row table:style-name="TableRow937">
          <table:table-cell table:style-name="TableCell938">
            <text:p text:style-name="P939">Logo und Bilder</text:p>
          </table:table-cell>
          <table:table-cell table:style-name="TableCell940">
            <text:p text:style-name="P941"><text:a xlink:href="https://gitlab.oth-regensburg.de/IM/SWP_IM4/swp_sose20/team6/-/tree/master/Produkt/Logo" office:target-frame-name="_top" xlink:show="replace"><text:span text:style-name="T942">https://gitlab.oth-regensburg.de/IM/SWP_IM4/swp_sose20/team6/-/tree/master/Produkt/Logo</text:span></text:a></text:p>
          </table:table-cell>
        </table:table-row>
        <table:table-row table:style-name="TableRow943">
          <table:table-cell table:style-name="TableCell944">
            <text:p text:style-name="P945">Qualitätsmanagement</text:p>
          </table:table-cell>
          <table:table-cell table:style-name="TableCell946">
            <text:p text:style-name="P947"><text:a xlink:href="https://gitlab.oth-regensburg.de/IM/SWP_IM4/swp_sose20/team6/-/tree/master/Projekt/Qualitätssicherungsmaßnahmen" office:target-frame-name="_top" xlink:show="replace"><text:span text:style-name="T948">https://gitlab.oth-regensburg.de/IM/SWP_IM4/swp_sose20/team6/-/tree/master/Projekt/Qualit%C3%A4tssicherungsma%C3%9Fnahmen</text:span></text:a></text:p>
          </table:table-cell>
        </table:table-row>
        <table:table-row table:style-name="TableRow949">
          <table:table-cell table:style-name="TableCell950">
            <text:p text:style-name="P951">Testprotokolle</text:p>
          </table:table-cell>
          <table:table-cell table:style-name="TableCell952">
            <text:p text:style-name="P953"><text:a xlink:href="https://gitlab.oth-regensburg.de/IM/SWP_IM4/swp_sose20/team6/-/tree/master/Projekt/Qualitätssicherungsmaßnahmen/Protokolle" office:target-frame-name="_top" xlink:show="replace"><text:span text:style-name="T954">https://gitlab.oth-regensburg.de/IM/SWP_IM4/swp_sose20/team6/-/tree/master/Projekt/Qualit%C3%A4tssich</text:span><text:span text:style-name="T955">erungsma%C3%9Fnahmen/Protokolle</text:span></text:a></text:p>
          </table:table-cell>
        </table:table-row>
        <table:table-row table:style-name="TableRow956">
          <table:table-cell table:style-name="TableCell957">
            <text:p text:style-name="P958">Individuelle Test IDs</text:p>
          </table:table-cell>
          <table:table-cell table:style-name="TableCell959">
            <text:p text:style-name="P960"><text:a xlink:href="https://gitlab.oth-regensburg.de/IM/SWP_IM4/swp_sose20/team6/-/tree/master/Projekt/System%20Testdokument/Test_IDs" office:target-frame-name="_top" xlink:show="replace"><text:span text:style-name="T961">https://gitlab.oth-regensburg.de/IM/SWP_IM4/swp_sose20/team6/-/tree/mast</text:span><text:span text:style-name="T962">er/Projekt/System%20Testdokument/Test_IDs</text:span></text:a></text:p>
          </table:table-cell>
        </table:table-row>
        <table:table-row table:style-name="TableRow963">
          <table:table-cell table:style-name="TableCell964">
            <text:p text:style-name="P965">Projektmonitoring</text:p>
          </table:table-cell>
          <table:table-cell table:style-name="TableCell966">
            <text:p text:style-name="P967"><text:a xlink:href="https://gitlab.oth-regensburg.de/IM/SWP_IM4/swp_sose20/team6/-/tree/master/Projekt/Projektmonitoring" office:target-frame-name="_top" xlink:show="replace"><text:span text:style-name="T968">https://gitlab.oth-regensburg.de/IM/SWP_IM4/swp_sose20/team6/-/tree/master/Pr</text:span><text:span text:style-name="T969">ojekt/Projektmonitoring</text:span></text:a></text:p>
          </table:table-cell>
        </table:table-row>
        <table:table-row table:style-name="TableRow970">
          <table:table-cell table:style-name="TableCell971">
            <text:p text:style-name="P972">Benutzerdokumentation</text:p>
          </table:table-cell>
          <table:table-cell table:style-name="TableCell973">
            <text:p text:style-name="P974"><text:a xlink:href="https://gitlab.oth-regensburg.de/IM/SWP_IM4/swp_sose20/team6/-/tree/master/Produkt/Benutzerdokumentation" office:target-frame-name="_top" xlink:show="replace"><text:span text:style-name="T975">https://gitlab.oth-regensburg.de/IM/SWP_IM4/swp_sose20/team6/-/tree/master/Produkt/Benu</text:span><text:span text:style-name="T976">tzerdokumentation</text:span></text:a></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fo:color="#2F5496" fo:font-size="13pt" style:font-size-asian="13pt" style:font-size-complex="13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margin-left="0.3055in">
        <style:tab-stops/>
      </style:paragraph-properties>
      <style:text-properties style:font-name-asian="Times New Roman" style:language-asian="de" style:country-asian="DE" fo:hyphenate="true"/>
    </style:style>
    <style:style style:name="lrzxr" style:display-name="lrzx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333in" fo:margin-left="0.984in" fo:margin-bottom="0.4333in" fo:margin-right="0.984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3541in"/>
      </style:footer-style>
    </style:page-layout>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weight="bold" style:font-weight-asian="bold" style:font-weight-complex="bold"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weight="bold" style:font-weight-asian="bold" style:font-weight-complex="bold" fo:font-size="12pt" style:font-size-asian="12pt" style:font-size-complex="12pt"/>
    </style:style>
    <style:style style:name="P6" style:parent-style-name="Fußzeile" style:family="paragraph">
      <style:text-properties fo:font-size="12pt" style:font-size-asian="12pt" style:font-size-complex="12pt"/>
    </style:style>
  </office:automatic-styles>
  <office:master-styles>
    <style:master-page style:name="MP0" style:page-layout-name="PL0">
      <style:header>
        <text:p text:style-name="Kopfzeile"><text:span text:style-name="T2">Projekt: StudiKalender <text:s text:c="98"/>Seite<text:s/></text:span><text:span text:style-name="T3"><text:page-number text:fixed="false">2</text:page-number></text:span><text:span text:style-name="T4"><text:s/>von<text:s/></text:span><text:span text:style-name="T5"><text:page-count>2</text:page-count></text:span></text:p>
        <text:p text:style-name="Kopfzeile"/>
      </style:header>
      <style:footer>
        <text:p text:style-name="P6">Dokument: Projektplan.odt<text:s/><text:s text:c="27"/>Version 7.0 <text:s text:c="33"/>Datum: 29.06.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na Schmidmeier</meta:initial-creator>
    <dc:creator>Elena Schmidmeier</dc:creator>
    <meta:creation-date>2020-06-29T18:31:00Z</meta:creation-date>
    <dc:date>2020-07-07T12:29:00Z</dc:date>
    <meta:template xlink:href="Normal" xlink:type="simple"/>
    <meta:editing-cycles>15</meta:editing-cycles>
    <meta:editing-duration>PT0S</meta:editing-duration>
    <meta:document-statistic meta:page-count="13" meta:paragraph-count="41" meta:word-count="2820" meta:character-count="20551" meta:row-count="148" meta:non-whitespace-character-count="17772"/>
  </office:meta>
</office:document-meta>
</file>